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9138in"/>
    </style:style>
    <style:style style:name="co4" style:family="table-column">
      <style:table-column-properties fo:break-before="auto" style:column-width="1.4425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2efd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9d08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3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e2efd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bdd7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bdd7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9bc2e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Footnote">
      <style:table-cell-properties fo:background-color="#b4c7dc"/>
    </style:style>
    <style:style style:name="ce12" style:family="table-cell" style:parent-style-name="Accent_20_3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Warning">
      <style:text-properties fo:color="#000000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number-columns-repeated="4"/>
          <table:table-cell>
            <draw:frame table:end-cell-address="Sheet1.R24" table:end-x="0.4476in" table:end-y="0.1039in" draw:z-index="0" draw:name="Chart 1" draw:style-name="gr1" draw:text-style-name="P1" svg:width="8.5791in" svg:height="4.7602in" svg:x="0.5626in" svg:y="0.1354in">
              <draw:object draw:notify-on-update-of-ranges="Sheet1.B4:Sheet1.C19 Sheet1.D4:Sheet1.D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lower range</text:p>
          </table:table-cell>
          <table:table-cell table:style-name="ce3" office:value-type="string" calcext:value-type="string">
            <text:p>upper range</text:p>
          </table:table-cell>
          <table:table-cell table:style-name="ce3" office:value-type="string" calcext:value-type="string">
            <text:p>observed frequency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6H00M00S" calcext:value-type="time">
            <text:p>16:00</text:p>
          </table:table-cell>
          <table:table-cell table:style-name="ce4" office:value-type="time" office:time-value="PT16H15M00S" calcext:value-type="time">
            <text:p>16:1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6H15M00S" calcext:value-type="time">
            <text:p>16:15</text:p>
          </table:table-cell>
          <table:table-cell table:style-name="ce4" office:value-type="time" office:time-value="PT16H30M00S" calcext:value-type="time">
            <text:p>16:30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6H30M00S" calcext:value-type="time">
            <text:p>16:30</text:p>
          </table:table-cell>
          <table:table-cell table:style-name="ce4" office:value-type="time" office:time-value="PT16H45M00S" calcext:value-type="time">
            <text:p>16:4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6H45M00S" calcext:value-type="time">
            <text:p>16:45</text:p>
          </table:table-cell>
          <table:table-cell table:style-name="ce4" office:value-type="time" office:time-value="PT17H00M00S" calcext:value-type="time">
            <text:p>17:0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7H00M00S" calcext:value-type="time">
            <text:p>17:00</text:p>
          </table:table-cell>
          <table:table-cell table:style-name="ce4" office:value-type="time" office:time-value="PT17H15M00S" calcext:value-type="time">
            <text:p>17:1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7H15M00S" calcext:value-type="time">
            <text:p>17:15</text:p>
          </table:table-cell>
          <table:table-cell table:style-name="ce4" office:value-type="time" office:time-value="PT17H30M00S" calcext:value-type="time">
            <text:p>17:3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7H30M00S" calcext:value-type="time">
            <text:p>17:30</text:p>
          </table:table-cell>
          <table:table-cell table:style-name="ce4" office:value-type="time" office:time-value="PT17H45M00S" calcext:value-type="time">
            <text:p>17:45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7H45M00S" calcext:value-type="time">
            <text:p>17:45</text:p>
          </table:table-cell>
          <table:table-cell table:style-name="ce4" office:value-type="time" office:time-value="PT18H00M00S" calcext:value-type="time">
            <text:p>18:00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8H00M00S" calcext:value-type="time">
            <text:p>18:00</text:p>
          </table:table-cell>
          <table:table-cell table:style-name="ce4" office:value-type="time" office:time-value="PT18H15M00S" calcext:value-type="time">
            <text:p>18:1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8H15M00S" calcext:value-type="time">
            <text:p>18:15</text:p>
          </table:table-cell>
          <table:table-cell table:style-name="ce4" office:value-type="time" office:time-value="PT18H30M00S" calcext:value-type="time">
            <text:p>18:3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8H30M00S" calcext:value-type="time">
            <text:p>18:30</text:p>
          </table:table-cell>
          <table:table-cell table:style-name="ce4" office:value-type="time" office:time-value="PT18H45M00S" calcext:value-type="time">
            <text:p>18:4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8H45M00S" calcext:value-type="time">
            <text:p>18:45</text:p>
          </table:table-cell>
          <table:table-cell table:style-name="ce4" office:value-type="time" office:time-value="PT19H00M00S" calcext:value-type="time">
            <text:p>19:0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9H00M00S" calcext:value-type="time">
            <text:p>19:00</text:p>
          </table:table-cell>
          <table:table-cell table:style-name="ce4" office:value-type="time" office:time-value="PT19H15M00S" calcext:value-type="time">
            <text:p>19:1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19H30M00S" calcext:value-type="time">
            <text:p>19:3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9H30M00S" calcext:value-type="time">
            <text:p>19:30</text:p>
          </table:table-cell>
          <table:table-cell table:style-name="ce4" office:value-type="time" office:time-value="PT19H45M00S" calcext:value-type="time">
            <text:p>19:4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time" office:time-value="PT19H45M00S" calcext:value-type="time">
            <text:p>19:45</text:p>
          </table:table-cell>
          <table:table-cell table:style-name="ce4" office:value-type="time" office:time-value="PT20H00M00S" calcext:value-type="time">
            <text:p>20:0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" office:value-type="string" calcext:value-type="string">
            <text:p>Totale frequency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Totale range</text:p>
          </table:table-cell>
          <table:table-cell table:style-name="ce5" table:formula="of:=COUNT([.B4:.B19])" office:value-type="float" office:value="16" calcext:value-type="float">
            <text:p>16</text:p>
          </table:table-cell>
          <table:table-cell/>
          <table:table-cell table:style-name="ce7" table:formula="of:=SUM([.D4:.D19])" office:value-type="float" office:value="148" calcext:value-type="float">
            <text:p>148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>
            <text:p>VALIDAZIONE DEI DATI</text:p>
          </table:table-cell>
          <table:table-cell table:style-name="ce9"/>
          <table:table-cell table:number-columns-repeated="14"/>
          <table:table-cell table:style-name="ce6" office:value-type="string" calcext:value-type="string">
            <text:p>VALIDAZIONE DEI DATI</text:p>
          </table:table-cell>
          <table:table-cell table:style-name="ce9"/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classe</text:p>
          </table:table-cell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Totale</text:p>
          </table:table-cell>
          <table:table-cell table:style-name="ce7" office:value-type="string" calcext:value-type="string">
            <text:p>ris</text:p>
          </table:table-cell>
          <table:table-cell table:style-name="ce7" office:value-type="string" calcext:value-type="string">
            <text:p>p(i)</text:p>
          </table:table-cell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Fi raggruppato</text:p>
          </table:table-cell>
          <table:table-cell table:style-name="ce7" office:value-type="string" calcext:value-type="string">
            <text:p>fi raggruppato</text:p>
          </table:table-cell>
          <table:table-cell table:style-name="ce7" office:value-type="string" calcext:value-type="string">
            <text:p>Gi</text:p>
          </table:table-cell>
          <table:table-cell table:number-columns-repeated="7"/>
          <table:table-cell table:style-name="ce7" office:value-type="string" calcext:value-type="string">
            <text:p>classe</text:p>
          </table:table-cell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Totale</text:p>
          </table:table-cell>
          <table:table-cell table:style-name="ce7" office:value-type="string" calcext:value-type="string">
            <text:p>ris</text:p>
          </table:table-cell>
          <table:table-cell table:style-name="ce7" office:value-type="string" calcext:value-type="string">
            <text:p>p(i)</text:p>
          </table:table-cell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Fi raggruppato</text:p>
          </table:table-cell>
          <table:table-cell table:style-name="ce7" office:value-type="string" calcext:value-type="string">
            <text:p>fi raggruppato</text:p>
          </table:table-cell>
          <table:table-cell table:style-name="ce7" office:value-type="string" calcext:value-type="string">
            <text:p>Gi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]*[.B29]" office:value-type="float" office:value="0" calcext:value-type="float">
            <text:p>0</text:p>
          </table:table-cell>
          <table:table-cell table:formula="of:=(([.B29]-[.$C$48])^2)*[.C29]" office:value-type="float" office:value="55.6352505160443" calcext:value-type="float">
            <text:p>55.6352505160443</text:p>
          </table:table-cell>
          <table:table-cell table:formula="of:=(EXP(-[.$C$48])*[.$C$48]^[.B29])/FACT([.B29])" office:value-type="float" office:value="0.00057628737336649" calcext:value-type="float">
            <text:p>0.00057628737336649</text:p>
          </table:table-cell>
          <table:table-cell table:formula="of:=[.$C$46]*[.F29]" office:value-type="float" office:value="0.0841379565115075" calcext:value-type="float">
            <text:p>0.0841379565115075</text:p>
          </table:table-cell>
          <table:table-cell table:formula="of:=SUM([.G29:.G30])" office:value-type="float" office:value="0.711714906107615" calcext:value-type="float">
            <text:p>0.711714906107615</text:p>
          </table:table-cell>
          <table:table-cell table:formula="of:=SUM([.C29:.C30])" office:value-type="float" office:value="3" calcext:value-type="float">
            <text:p>3</text:p>
          </table:table-cell>
          <table:table-cell table:formula="of:=(([.I29]-[.H29])^2)/[.H29]" office:value-type="float" office:value="7.35722776914599" calcext:value-type="float">
            <text:p>7.35722776914599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29]*[.R29]" office:value-type="float" office:value="0" calcext:value-type="float">
            <text:p>0</text:p>
          </table:table-cell>
          <table:table-cell table:formula="of:=(([.R29]-[.$C$48])^2)*[.S29]" office:value-type="float" office:value="55.6352505160443" calcext:value-type="float">
            <text:p>55.6352505160443</text:p>
          </table:table-cell>
          <table:table-cell table:formula="of:=(EXP(-[.$S$52])*[.$S$52]^[.R29])/FACT([.R29])" office:value-type="float" office:value="0.000232921588391877" calcext:value-type="float">
            <text:p>0.000232921588391877</text:p>
          </table:table-cell>
          <table:table-cell table:formula="of:=[.$C$46]*[.V29]" office:value-type="float" office:value="0.034006551905214" calcext:value-type="float">
            <text:p>0.034006551905214</text:p>
          </table:table-cell>
          <table:table-cell table:formula="of:=SUM([.W29:.W30])" office:value-type="float" office:value="0.318464852851412" calcext:value-type="float">
            <text:p>0.318464852851412</text:p>
          </table:table-cell>
          <table:table-cell table:formula="of:=SUM([.S29:.S30])" office:value-type="float" office:value="3" calcext:value-type="float">
            <text:p>3</text:p>
          </table:table-cell>
          <table:table-cell table:formula="of:=(([.Y29]-[.X29])^2)/[.X29]" office:value-type="float" office:value="22.5790402960046" calcext:value-type="float">
            <text:p>22.579040296004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0]*[.B30]" office:value-type="float" office:value="2" calcext:value-type="float">
            <text:p>2</text:p>
          </table:table-cell>
          <table:table-cell table:formula="of:=(([.B30]-[.$C$48])^2)*[.C30]" office:value-type="float" office:value="83.4348845937324" calcext:value-type="float">
            <text:p>83.4348845937324</text:p>
          </table:table-cell>
          <table:table-cell table:formula="of:=(EXP(-[.$C$48])*[.$C$48]^[.B30])/FACT([.B30])" office:value-type="float" office:value="0.00429847225750759" calcext:value-type="float">
            <text:p>0.00429847225750759</text:p>
          </table:table-cell>
          <table:table-cell table:formula="of:=[.$C$46]*[.F30]" office:value-type="float" office:value="0.627576949596108" calcext:value-type="float">
            <text:p>0.627576949596108</text:p>
          </table:table-cell>
          <table:table-cell table:formula="of:=[.G31]" office:value-type="float" office:value="2.34051814421288" calcext:value-type="float">
            <text:p>2.34051814421288</text:p>
          </table:table-cell>
          <table:table-cell table:formula="of:=[.C31]" office:value-type="float" office:value="5" calcext:value-type="float">
            <text:p>5</text:p>
          </table:table-cell>
          <table:table-cell table:formula="of:=(([.I30]-[.H30])^2)/[.H30]" office:value-type="float" office:value="3.02191365563607" calcext:value-type="float">
            <text:p>3.0219136556360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S30]*[.R30]" office:value-type="float" office:value="2" calcext:value-type="float">
            <text:p>2</text:p>
          </table:table-cell>
          <table:table-cell table:formula="of:=(([.R30]-[.$C$48])^2)*[.S30]" office:value-type="float" office:value="83.4348845937324" calcext:value-type="float">
            <text:p>83.4348845937324</text:p>
          </table:table-cell>
          <table:table-cell table:formula="of:=(EXP(-[.$S$52])*[.$S$52]^[.R30])/FACT([.R30])" office:value-type="float" office:value="0.00194834452702875" calcext:value-type="float">
            <text:p>0.00194834452702875</text:p>
          </table:table-cell>
          <table:table-cell table:formula="of:=[.$C$46]*[.V30]" office:value-type="float" office:value="0.284458300946198" calcext:value-type="float">
            <text:p>0.284458300946198</text:p>
          </table:table-cell>
          <table:table-cell table:formula="of:=[.W31]" office:value-type="float" office:value="1.18971963406839" calcext:value-type="float">
            <text:p>1.18971963406839</text:p>
          </table:table-cell>
          <table:table-cell table:formula="of:=[.S31]" office:value-type="float" office:value="5" calcext:value-type="float">
            <text:p>5</text:p>
          </table:table-cell>
          <table:table-cell table:formula="of:=(([.Y30]-[.X30])^2)/[.X30]" office:value-type="float" office:value="12.2030737757576" calcext:value-type="float">
            <text:p>12.203073775757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31]*[.B31]" office:value-type="float" office:value="10" calcext:value-type="float">
            <text:p>10</text:p>
          </table:table-cell>
          <table:table-cell table:formula="of:=(([.B31]-[.$C$48])^2)*[.C31]" office:value-type="float" office:value="148.998170388441" calcext:value-type="float">
            <text:p>148.998170388441</text:p>
          </table:table-cell>
          <table:table-cell table:formula="of:=(EXP(-[.$C$48])*[.$C$48]^[.B31])/FACT([.B31])" office:value-type="float" office:value="0.0160309461932389" calcext:value-type="float">
            <text:p>0.0160309461932389</text:p>
          </table:table-cell>
          <table:table-cell table:formula="of:=[.$C$46]*[.F31]" office:value-type="float" office:value="2.34051814421288" calcext:value-type="float">
            <text:p>2.34051814421288</text:p>
          </table:table-cell>
          <table:table-cell table:formula="of:=[.G32]" office:value-type="float" office:value="5.81923346814572" calcext:value-type="float">
            <text:p>5.81923346814572</text:p>
          </table:table-cell>
          <table:table-cell table:formula="of:=[.C32]" office:value-type="float" office:value="7" calcext:value-type="float">
            <text:p>7</text:p>
          </table:table-cell>
          <table:table-cell table:formula="of:=(([.I31]-[.H31])^2)/[.H31]" office:value-type="float" office:value="0.239586469657735" calcext:value-type="float">
            <text:p>0.23958646965773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S31]*[.R31]" office:value-type="float" office:value="10" calcext:value-type="float">
            <text:p>10</text:p>
          </table:table-cell>
          <table:table-cell table:formula="of:=(([.R31]-[.$C$48])^2)*[.S31]" office:value-type="float" office:value="148.998170388441" calcext:value-type="float">
            <text:p>148.998170388441</text:p>
          </table:table-cell>
          <table:table-cell table:formula="of:=(EXP(-[.$S$52])*[.$S$52]^[.R31])/FACT([.R31])" office:value-type="float" office:value="0.00814876461690678" calcext:value-type="float">
            <text:p>0.00814876461690678</text:p>
          </table:table-cell>
          <table:table-cell table:formula="of:=[.$C$46]*[.V31]" office:value-type="float" office:value="1.18971963406839" calcext:value-type="float">
            <text:p>1.18971963406839</text:p>
          </table:table-cell>
          <table:table-cell table:formula="of:=[.W32]" office:value-type="float" office:value="3.31725904518552" calcext:value-type="float">
            <text:p>3.31725904518552</text:p>
          </table:table-cell>
          <table:table-cell table:formula="of:=[.S32]" office:value-type="float" office:value="7" calcext:value-type="float">
            <text:p>7</text:p>
          </table:table-cell>
          <table:table-cell table:formula="of:=(([.Y31]-[.X31])^2)/[.X31]" office:value-type="float" office:value="4.08849015272166" calcext:value-type="float">
            <text:p>4.0884901527216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C32]*[.B32]" office:value-type="float" office:value="21" calcext:value-type="float">
            <text:p>21</text:p>
          </table:table-cell>
          <table:table-cell table:formula="of:=(([.B32]-[.$C$48])^2)*[.C32]" office:value-type="float" office:value="139.17278100957" calcext:value-type="float">
            <text:p>139.17278100957</text:p>
          </table:table-cell>
          <table:table-cell table:formula="of:=(EXP(-[.$C$48])*[.$C$48]^[.B32])/FACT([.B32])" office:value-type="float" office:value="0.0398577634804502" calcext:value-type="float">
            <text:p>0.0398577634804502</text:p>
          </table:table-cell>
          <table:table-cell table:formula="of:=[.$C$46]*[.F32]" office:value-type="float" office:value="5.81923346814572" calcext:value-type="float">
            <text:p>5.81923346814572</text:p>
          </table:table-cell>
          <table:table-cell table:formula="of:=[.G33]" office:value-type="float" office:value="10.8512761075526" calcext:value-type="float">
            <text:p>10.8512761075526</text:p>
          </table:table-cell>
          <table:table-cell table:formula="of:=[.C33]" office:value-type="float" office:value="10" calcext:value-type="float">
            <text:p>10</text:p>
          </table:table-cell>
          <table:table-cell table:formula="of:=(([.I32]-[.H32])^2)/[.H32]" office:value-type="float" office:value="0.0667821004743818" calcext:value-type="float">
            <text:p>0.066782100474381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S32]*[.R32]" office:value-type="float" office:value="21" calcext:value-type="float">
            <text:p>21</text:p>
          </table:table-cell>
          <table:table-cell table:formula="of:=(([.R32]-[.$C$48])^2)*[.S32]" office:value-type="float" office:value="139.17278100957" calcext:value-type="float">
            <text:p>139.17278100957</text:p>
          </table:table-cell>
          <table:table-cell table:formula="of:=(EXP(-[.$S$52])*[.$S$52]^[.R32])/FACT([.R32])" office:value-type="float" office:value="0.0227209523642844" calcext:value-type="float">
            <text:p>0.0227209523642844</text:p>
          </table:table-cell>
          <table:table-cell table:formula="of:=[.$C$46]*[.V32]" office:value-type="float" office:value="3.31725904518552" calcext:value-type="float">
            <text:p>3.31725904518552</text:p>
          </table:table-cell>
          <table:table-cell table:formula="of:=[.W33]" office:value-type="float" office:value="6.93705932331823" calcext:value-type="float">
            <text:p>6.93705932331823</text:p>
          </table:table-cell>
          <table:table-cell table:formula="of:=[.S33]" office:value-type="float" office:value="10" calcext:value-type="float">
            <text:p>10</text:p>
          </table:table-cell>
          <table:table-cell table:formula="of:=(([.Y32]-[.X32])^2)/[.X32]" office:value-type="float" office:value="1.35238941338392" calcext:value-type="float">
            <text:p>1.35238941338392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C33]*[.B33]" office:value-type="float" office:value="40" calcext:value-type="float">
            <text:p>40</text:p>
          </table:table-cell>
          <table:table-cell table:formula="of:=(([.B33]-[.$C$48])^2)*[.C33]" office:value-type="float" office:value="119.64017639332" calcext:value-type="float">
            <text:p>119.64017639332</text:p>
          </table:table-cell>
          <table:table-cell table:formula="of:=(EXP(-[.$C$48])*[.$C$48]^[.B33])/FACT([.B33])" office:value-type="float" office:value="0.0743238089558394" calcext:value-type="float">
            <text:p>0.0743238089558394</text:p>
          </table:table-cell>
          <table:table-cell table:formula="of:=[.$C$46]*[.F33]" office:value-type="float" office:value="10.8512761075526" calcext:value-type="float">
            <text:p>10.8512761075526</text:p>
          </table:table-cell>
          <table:table-cell table:formula="of:=[.G34]" office:value-type="float" office:value="16.1877255905818" calcext:value-type="float">
            <text:p>16.1877255905818</text:p>
          </table:table-cell>
          <table:table-cell table:formula="of:=[.C34]" office:value-type="float" office:value="15" calcext:value-type="float">
            <text:p>15</text:p>
          </table:table-cell>
          <table:table-cell table:formula="of:=(([.I33]-[.H33])^2)/[.H33]" office:value-type="float" office:value="0.0871457865176391" calcext:value-type="float">
            <text:p>0.087145786517639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S33]*[.R33]" office:value-type="float" office:value="40" calcext:value-type="float">
            <text:p>40</text:p>
          </table:table-cell>
          <table:table-cell table:formula="of:=(([.R33]-[.$C$48])^2)*[.S33]" office:value-type="float" office:value="119.64017639332" calcext:value-type="float">
            <text:p>119.64017639332</text:p>
          </table:table-cell>
          <table:table-cell table:formula="of:=(EXP(-[.$S$52])*[.$S$52]^[.R33])/FACT([.R33])" office:value-type="float" office:value="0.0475141049542345" calcext:value-type="float">
            <text:p>0.0475141049542345</text:p>
          </table:table-cell>
          <table:table-cell table:formula="of:=[.$C$46]*[.V33]" office:value-type="float" office:value="6.93705932331823" calcext:value-type="float">
            <text:p>6.93705932331823</text:p>
          </table:table-cell>
          <table:table-cell table:formula="of:=[.W34]" office:value-type="float" office:value="11.6054348242906" calcext:value-type="float">
            <text:p>11.6054348242906</text:p>
          </table:table-cell>
          <table:table-cell table:formula="of:=[.S34]" office:value-type="float" office:value="15" calcext:value-type="float">
            <text:p>15</text:p>
          </table:table-cell>
          <table:table-cell table:formula="of:=(([.Y33]-[.X33])^2)/[.X33]" office:value-type="float" office:value="0.992903144656036" calcext:value-type="float">
            <text:p>0.99290314465603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C34]*[.B34]" office:value-type="float" office:value="75" calcext:value-type="float">
            <text:p>75</text:p>
          </table:table-cell>
          <table:table-cell table:formula="of:=(([.B34]-[.$C$48])^2)*[.C34]" office:value-type="float" office:value="90.6931413023082" calcext:value-type="float">
            <text:p>90.6931413023082</text:p>
          </table:table-cell>
          <table:table-cell table:formula="of:=(EXP(-[.$C$48])*[.$C$48]^[.B34])/FACT([.B34])" office:value-type="float" office:value="0.110874832812204" calcext:value-type="float">
            <text:p>0.110874832812204</text:p>
          </table:table-cell>
          <table:table-cell table:formula="of:=[.$C$46]*[.F34]" office:value-type="float" office:value="16.1877255905818" calcext:value-type="float">
            <text:p>16.1877255905818</text:p>
          </table:table-cell>
          <table:table-cell table:formula="of:=[.G35]" office:value-type="float" office:value="20.1237821554151" calcext:value-type="float">
            <text:p>20.1237821554151</text:p>
          </table:table-cell>
          <table:table-cell table:formula="of:=[.C35]" office:value-type="float" office:value="14" calcext:value-type="float">
            <text:p>14</text:p>
          </table:table-cell>
          <table:table-cell table:formula="of:=(([.I34]-[.H34])^2)/[.H34]" office:value-type="float" office:value="1.86350197976523" calcext:value-type="float">
            <text:p>1.8635019797652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S34]*[.R34]" office:value-type="float" office:value="75" calcext:value-type="float">
            <text:p>75</text:p>
          </table:table-cell>
          <table:table-cell table:formula="of:=(([.R34]-[.$C$48])^2)*[.S34]" office:value-type="float" office:value="90.6931413023082" calcext:value-type="float">
            <text:p>90.6931413023082</text:p>
          </table:table-cell>
          <table:table-cell table:formula="of:=(EXP(-[.$S$52])*[.$S$52]^[.R34])/FACT([.R34])" office:value-type="float" office:value="0.0794892796184289" calcext:value-type="float">
            <text:p>0.0794892796184289</text:p>
          </table:table-cell>
          <table:table-cell table:formula="of:=[.$C$46]*[.V34]" office:value-type="float" office:value="11.6054348242906" calcext:value-type="float">
            <text:p>11.6054348242906</text:p>
          </table:table-cell>
          <table:table-cell table:formula="of:=[.W35]" office:value-type="float" office:value="16.1795403478968" calcext:value-type="float">
            <text:p>16.1795403478968</text:p>
          </table:table-cell>
          <table:table-cell table:formula="of:=[.S35]" office:value-type="float" office:value="14" calcext:value-type="float">
            <text:p>14</text:p>
          </table:table-cell>
          <table:table-cell table:formula="of:=(([.Y34]-[.X34])^2)/[.X34]" office:value-type="float" office:value="0.293605135001735" calcext:value-type="float">
            <text:p>0.29360513500173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35]*[.B35]" office:value-type="float" office:value="84" calcext:value-type="float">
            <text:p>84</text:p>
          </table:table-cell>
          <table:table-cell table:formula="of:=(([.B35]-[.$C$48])^2)*[.C35]" office:value-type="float" office:value="29.7976168136611" calcext:value-type="float">
            <text:p>29.7976168136611</text:p>
          </table:table-cell>
          <table:table-cell table:formula="of:=(EXP(-[.$C$48])*[.$C$48]^[.B35])/FACT([.B35])" office:value-type="float" office:value="0.137834124352158" calcext:value-type="float">
            <text:p>0.137834124352158</text:p>
          </table:table-cell>
          <table:table-cell table:formula="of:=[.$C$46]*[.F35]" office:value-type="float" office:value="20.1237821554151" calcext:value-type="float">
            <text:p>20.1237821554151</text:p>
          </table:table-cell>
          <table:table-cell table:formula="of:=[.G36]" office:value-type="float" office:value="21.4430516313572" calcext:value-type="float">
            <text:p>21.4430516313572</text:p>
          </table:table-cell>
          <table:table-cell table:formula="of:=[.C36]" office:value-type="float" office:value="21" calcext:value-type="float">
            <text:p>21</text:p>
          </table:table-cell>
          <table:table-cell table:formula="of:=(([.I35]-[.H35])^2)/[.H35]" office:value-type="float" office:value="0.00915423566677437" calcext:value-type="float">
            <text:p>0.00915423566677437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S35]*[.R35]" office:value-type="float" office:value="84" calcext:value-type="float">
            <text:p>84</text:p>
          </table:table-cell>
          <table:table-cell table:formula="of:=(([.R35]-[.$C$48])^2)*[.S35]" office:value-type="float" office:value="29.7976168136611" calcext:value-type="float">
            <text:p>29.7976168136611</text:p>
          </table:table-cell>
          <table:table-cell table:formula="of:=(EXP(-[.$S$52])*[.$S$52]^[.R35])/FACT([.R35])" office:value-type="float" office:value="0.110818769506143" calcext:value-type="float">
            <text:p>0.110818769506143</text:p>
          </table:table-cell>
          <table:table-cell table:formula="of:=[.$C$46]*[.V35]" office:value-type="float" office:value="16.1795403478968" calcext:value-type="float">
            <text:p>16.1795403478968</text:p>
          </table:table-cell>
          <table:table-cell table:formula="of:=[.W36]" office:value-type="float" office:value="19.3341085324692" calcext:value-type="float">
            <text:p>19.3341085324692</text:p>
          </table:table-cell>
          <table:table-cell table:formula="of:=[.S36]" office:value-type="float" office:value="21" calcext:value-type="float">
            <text:p>21</text:p>
          </table:table-cell>
          <table:table-cell table:formula="of:=(([.Y35]-[.X35])^2)/[.X35]" office:value-type="float" office:value="0.143538781575122" calcext:value-type="float">
            <text:p>0.143538781575122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C36]*[.B36]" office:value-type="float" office:value="147" calcext:value-type="float">
            <text:p>147</text:p>
          </table:table-cell>
          <table:table-cell table:formula="of:=(([.B36]-[.$C$48])^2)*[.C36]" office:value-type="float" office:value="4.42245261775193" calcext:value-type="float">
            <text:p>4.42245261775193</text:p>
          </table:table-cell>
          <table:table-cell table:formula="of:=(EXP(-[.$C$48])*[.$C$48]^[.B36])/FACT([.B36])" office:value-type="float" office:value="0.146870216653131" calcext:value-type="float">
            <text:p>0.146870216653131</text:p>
          </table:table-cell>
          <table:table-cell table:formula="of:=[.$C$46]*[.F36]" office:value-type="float" office:value="21.4430516313572" calcext:value-type="float">
            <text:p>21.4430516313572</text:p>
          </table:table-cell>
          <table:table-cell table:formula="of:=[.G37]" office:value-type="float" office:value="19.9927082419075" calcext:value-type="float">
            <text:p>19.9927082419075</text:p>
          </table:table-cell>
          <table:table-cell table:formula="of:=[.C37]" office:value-type="float" office:value="17" calcext:value-type="float">
            <text:p>17</text:p>
          </table:table-cell>
          <table:table-cell table:formula="of:=(([.I36]-[.H36])^2)/[.H36]" office:value-type="float" office:value="0.447978458586588" calcext:value-type="float">
            <text:p>0.44797845858658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S36]*[.R36]" office:value-type="float" office:value="147" calcext:value-type="float">
            <text:p>147</text:p>
          </table:table-cell>
          <table:table-cell table:formula="of:=(([.R36]-[.$C$48])^2)*[.S36]" office:value-type="float" office:value="4.42245261775193" calcext:value-type="float">
            <text:p>4.42245261775193</text:p>
          </table:table-cell>
          <table:table-cell table:formula="of:=(EXP(-[.$S$52])*[.$S$52]^[.R36])/FACT([.R36])" office:value-type="float" office:value="0.132425400907324" calcext:value-type="float">
            <text:p>0.132425400907324</text:p>
          </table:table-cell>
          <table:table-cell table:formula="of:=[.$C$46]*[.V36]" office:value-type="float" office:value="19.3341085324692" calcext:value-type="float">
            <text:p>19.3341085324692</text:p>
          </table:table-cell>
          <table:table-cell table:formula="of:=[.W37]" office:value-type="float" office:value="20.2157648869583" calcext:value-type="float">
            <text:p>20.2157648869583</text:p>
          </table:table-cell>
          <table:table-cell table:formula="of:=[.S37]" office:value-type="float" office:value="17" calcext:value-type="float">
            <text:p>17</text:p>
          </table:table-cell>
          <table:table-cell table:formula="of:=(([.Y36]-[.X36])^2)/[.X36]" office:value-type="float" office:value="0.511538587138247" calcext:value-type="float">
            <text:p>0.51153858713824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C37]*[.B37]" office:value-type="float" office:value="136" calcext:value-type="float">
            <text:p>136</text:p>
          </table:table-cell>
          <table:table-cell table:formula="of:=(([.B37]-[.$C$48])^2)*[.C37]" office:value-type="float" office:value="4.97734096453368" calcext:value-type="float">
            <text:p>4.97734096453368</text:p>
          </table:table-cell>
          <table:table-cell table:formula="of:=(EXP(-[.$C$48])*[.$C$48]^[.B37])/FACT([.B37])" office:value-type="float" office:value="0.136936357821284" calcext:value-type="float">
            <text:p>0.136936357821284</text:p>
          </table:table-cell>
          <table:table-cell table:formula="of:=[.$C$46]*[.F37]" office:value-type="float" office:value="19.9927082419075" calcext:value-type="float">
            <text:p>19.9927082419075</text:p>
          </table:table-cell>
          <table:table-cell table:formula="of:=[.G38]" office:value-type="float" office:value="16.5692992963754" calcext:value-type="float">
            <text:p>16.5692992963754</text:p>
          </table:table-cell>
          <table:table-cell table:formula="of:=[.C38]" office:value-type="float" office:value="15" calcext:value-type="float">
            <text:p>15</text:p>
          </table:table-cell>
          <table:table-cell table:formula="of:=(([.I37]-[.H37])^2)/[.H37]" office:value-type="float" office:value="0.148630321509313" calcext:value-type="float">
            <text:p>0.14863032150931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S37]*[.R37]" office:value-type="float" office:value="136" calcext:value-type="float">
            <text:p>136</text:p>
          </table:table-cell>
          <table:table-cell table:formula="of:=(([.R37]-[.$C$48])^2)*[.S37]" office:value-type="float" office:value="4.97734096453368" calcext:value-type="float">
            <text:p>4.97734096453368</text:p>
          </table:table-cell>
          <table:table-cell table:formula="of:=(EXP(-[.$S$52])*[.$S$52]^[.R37])/FACT([.R37])" office:value-type="float" office:value="0.138464143061358" calcext:value-type="float">
            <text:p>0.138464143061358</text:p>
          </table:table-cell>
          <table:table-cell table:formula="of:=[.$C$46]*[.V37]" office:value-type="float" office:value="20.2157648869583" calcext:value-type="float">
            <text:p>20.2157648869583</text:p>
          </table:table-cell>
          <table:table-cell table:formula="of:=[.W38]" office:value-type="float" office:value="18.7890006480724" calcext:value-type="float">
            <text:p>18.7890006480724</text:p>
          </table:table-cell>
          <table:table-cell table:formula="of:=[.S38]" office:value-type="float" office:value="15" calcext:value-type="float">
            <text:p>15</text:p>
          </table:table-cell>
          <table:table-cell table:formula="of:=(([.Y37]-[.X37])^2)/[.X37]" office:value-type="float" office:value="0.764092044063328" calcext:value-type="float">
            <text:p>0.764092044063328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C38]*[.B38]" office:value-type="float" office:value="135" calcext:value-type="float">
            <text:p>135</text:p>
          </table:table-cell>
          <table:table-cell table:formula="of:=(([.B38]-[.$C$48])^2)*[.C38]" office:value-type="float" office:value="35.6246481516232" calcext:value-type="float">
            <text:p>35.6246481516232</text:p>
          </table:table-cell>
          <table:table-cell table:formula="of:=(EXP(-[.$C$48])*[.$C$48]^[.B38])/FACT([.B38])" office:value-type="float" office:value="0.113488351345037" calcext:value-type="float">
            <text:p>0.113488351345037</text:p>
          </table:table-cell>
          <table:table-cell table:formula="of:=[.$C$46]*[.F38]" office:value-type="float" office:value="16.5692992963754" calcext:value-type="float">
            <text:p>16.5692992963754</text:p>
          </table:table-cell>
          <table:table-cell table:formula="of:=[.G39]" office:value-type="float" office:value="12.3588814614745" calcext:value-type="float">
            <text:p>12.3588814614745</text:p>
          </table:table-cell>
          <table:table-cell table:formula="of:=[.C39]" office:value-type="float" office:value="15" calcext:value-type="float">
            <text:p>15</text:p>
          </table:table-cell>
          <table:table-cell table:formula="of:=(([.I38]-[.H38])^2)/[.H38]" office:value-type="float" office:value="0.564412496089326" calcext:value-type="float">
            <text:p>0.564412496089326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S38]*[.R38]" office:value-type="float" office:value="135" calcext:value-type="float">
            <text:p>135</text:p>
          </table:table-cell>
          <table:table-cell table:formula="of:=(([.R38]-[.$C$48])^2)*[.S38]" office:value-type="float" office:value="35.6246481516232" calcext:value-type="float">
            <text:p>35.6246481516232</text:p>
          </table:table-cell>
          <table:table-cell table:formula="of:=(EXP(-[.$S$52])*[.$S$52]^[.R38])/FACT([.R38])" office:value-type="float" office:value="0.12869178526077" calcext:value-type="float">
            <text:p>0.12869178526077</text:p>
          </table:table-cell>
          <table:table-cell table:formula="of:=[.$C$46]*[.V38]" office:value-type="float" office:value="18.7890006480724" calcext:value-type="float">
            <text:p>18.7890006480724</text:p>
          </table:table-cell>
          <table:table-cell table:formula="of:=[.W39]" office:value-type="float" office:value="15.7166395926434" calcext:value-type="float">
            <text:p>15.7166395926434</text:p>
          </table:table-cell>
          <table:table-cell table:formula="of:=[.S39]" office:value-type="float" office:value="15" calcext:value-type="float">
            <text:p>15</text:p>
          </table:table-cell>
          <table:table-cell table:formula="of:=(([.Y38]-[.X38])^2)/[.X38]" office:value-type="float" office:value="0.0326769792433513" calcext:value-type="float">
            <text:p>0.032676979243351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C39]*[.B39]" office:value-type="float" office:value="150" calcext:value-type="float">
            <text:p>150</text:p>
          </table:table-cell>
          <table:table-cell table:formula="of:=(([.B39]-[.$C$48])^2)*[.C39]" office:value-type="float" office:value="96.8575248639519" calcext:value-type="float">
            <text:p>96.8575248639519</text:p>
          </table:table-cell>
          <table:table-cell table:formula="of:=(EXP(-[.$C$48])*[.$C$48]^[.B39])/FACT([.B39])" office:value-type="float" office:value="0.0846498730237981" calcext:value-type="float">
            <text:p>0.0846498730237981</text:p>
          </table:table-cell>
          <table:table-cell table:formula="of:=[.$C$46]*[.F39]" office:value-type="float" office:value="12.3588814614745" calcext:value-type="float">
            <text:p>12.3588814614745</text:p>
          </table:table-cell>
          <table:table-cell table:formula="of:=[.G40]" office:value-type="float" office:value="8.38033742935602" calcext:value-type="float">
            <text:p>8.38033742935602</text:p>
          </table:table-cell>
          <table:table-cell table:formula="of:=[.C40]" office:value-type="float" office:value="10" calcext:value-type="float">
            <text:p>10</text:p>
          </table:table-cell>
          <table:table-cell table:formula="of:=(([.I39]-[.H39])^2)/[.H39]" office:value-type="float" office:value="0.31303117146044" calcext:value-type="float">
            <text:p>0.3130311714604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S39]*[.R39]" office:value-type="float" office:value="150" calcext:value-type="float">
            <text:p>150</text:p>
          </table:table-cell>
          <table:table-cell table:formula="of:=(([.R39]-[.$C$48])^2)*[.S39]" office:value-type="float" office:value="96.8575248639519" calcext:value-type="float">
            <text:p>96.8575248639519</text:p>
          </table:table-cell>
          <table:table-cell table:formula="of:=(EXP(-[.$S$52])*[.$S$52]^[.R39])/FACT([.R39])" office:value-type="float" office:value="0.107648216387968" calcext:value-type="float">
            <text:p>0.107648216387968</text:p>
          </table:table-cell>
          <table:table-cell table:formula="of:=[.$C$46]*[.V39]" office:value-type="float" office:value="15.7166395926434" calcext:value-type="float">
            <text:p>15.7166395926434</text:p>
          </table:table-cell>
          <table:table-cell table:formula="of:=[.W40]" office:value-type="float" office:value="11.9515166787652" calcext:value-type="float">
            <text:p>11.9515166787652</text:p>
          </table:table-cell>
          <table:table-cell table:formula="of:=[.S40]" office:value-type="float" office:value="10" calcext:value-type="float">
            <text:p>10</text:p>
          </table:table-cell>
          <table:table-cell table:formula="of:=(([.Y39]-[.X39])^2)/[.X39]" office:value-type="float" office:value="0.318655568984438" calcext:value-type="float">
            <text:p>0.318655568984438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C40]*[.B40]" office:value-type="float" office:value="110" calcext:value-type="float">
            <text:p>110</text:p>
          </table:table-cell>
          <table:table-cell table:formula="of:=(([.B40]-[.$C$48])^2)*[.C40]" office:value-type="float" office:value="125.393601050854" calcext:value-type="float">
            <text:p>125.393601050854</text:p>
          </table:table-cell>
          <table:table-cell table:formula="of:=(EXP(-[.$C$48])*[.$C$48]^[.B40])/FACT([.B40])" office:value-type="float" office:value="0.0573995714339453" calcext:value-type="float">
            <text:p>0.0573995714339453</text:p>
          </table:table-cell>
          <table:table-cell table:formula="of:=[.$C$46]*[.F40]" office:value-type="float" office:value="8.38033742935602" calcext:value-type="float">
            <text:p>8.38033742935602</text:p>
          </table:table-cell>
          <table:table-cell table:formula="of:=[.G41]" office:value-type="float" office:value="5.20901110763054" calcext:value-type="float">
            <text:p>5.20901110763054</text:p>
          </table:table-cell>
          <table:table-cell table:formula="of:=[.C41]" office:value-type="float" office:value="7" calcext:value-type="float">
            <text:p>7</text:p>
          </table:table-cell>
          <table:table-cell table:formula="of:=(([.I40]-[.H40])^2)/[.H40]" office:value-type="float" office:value="0.615786978816768" calcext:value-type="float">
            <text:p>0.615786978816768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S40]*[.R40]" office:value-type="float" office:value="110" calcext:value-type="float">
            <text:p>110</text:p>
          </table:table-cell>
          <table:table-cell table:formula="of:=(([.R40]-[.$C$48])^2)*[.S40]" office:value-type="float" office:value="125.393601050854" calcext:value-type="float">
            <text:p>125.393601050854</text:p>
          </table:table-cell>
          <table:table-cell table:formula="of:=(EXP(-[.$S$52])*[.$S$52]^[.R40])/FACT([.R40])" office:value-type="float" office:value="0.081859703279214" calcext:value-type="float">
            <text:p>0.081859703279214</text:p>
          </table:table-cell>
          <table:table-cell table:formula="of:=[.$C$46]*[.V40]" office:value-type="float" office:value="11.9515166787652" calcext:value-type="float">
            <text:p>11.9515166787652</text:p>
          </table:table-cell>
          <table:table-cell table:formula="of:=[.W41]" office:value-type="float" office:value="8.33101254930636" calcext:value-type="float">
            <text:p>8.33101254930636</text:p>
          </table:table-cell>
          <table:table-cell table:formula="of:=[.S41]" office:value-type="float" office:value="7" calcext:value-type="float">
            <text:p>7</text:p>
          </table:table-cell>
          <table:table-cell table:formula="of:=(([.Y40]-[.X40])^2)/[.X40]" office:value-type="float" office:value="0.212650550689485" calcext:value-type="float">
            <text:p>0.21265055068948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41]*[.B41]" office:value-type="float" office:value="84" calcext:value-type="float">
            <text:p>84</text:p>
          </table:table-cell>
          <table:table-cell table:formula="of:=(([.B41]-[.$C$48])^2)*[.C41]" office:value-type="float" office:value="144.350863201351" calcext:value-type="float">
            <text:p>144.350863201351</text:p>
          </table:table-cell>
          <table:table-cell table:formula="of:=(EXP(-[.$C$48])*[.$C$48]^[.B41])/FACT([.B41])" office:value-type="float" office:value="0.035678158271442" calcext:value-type="float">
            <text:p>0.035678158271442</text:p>
          </table:table-cell>
          <table:table-cell table:formula="of:=[.$C$46]*[.F41]" office:value-type="float" office:value="5.20901110763054" calcext:value-type="float">
            <text:p>5.20901110763054</text:p>
          </table:table-cell>
          <table:table-cell table:formula="of:=SUM([.G42:.G44])" office:value-type="float" office:value="5.37286908004327" calcext:value-type="float">
            <text:p>5.37286908004327</text:p>
          </table:table-cell>
          <table:table-cell table:formula="of:=SUM([.C42:.C44])" office:value-type="float" office:value="7" calcext:value-type="float">
            <text:p>7</text:p>
          </table:table-cell>
          <table:table-cell table:formula="of:=(([.I41]-[.H41])^2)/[.H41]" office:value-type="float" office:value="0.492763734093797" calcext:value-type="float">
            <text:p>0.492763734093797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S41]*[.R41]" office:value-type="float" office:value="84" calcext:value-type="float">
            <text:p>84</text:p>
          </table:table-cell>
          <table:table-cell table:formula="of:=(([.R41]-[.$C$48])^2)*[.S41]" office:value-type="float" office:value="144.350863201351" calcext:value-type="float">
            <text:p>144.350863201351</text:p>
          </table:table-cell>
          <table:table-cell table:formula="of:=(EXP(-[.$S$52])*[.$S$52]^[.R41])/FACT([.R41])" office:value-type="float" office:value="0.0570617297897696" calcext:value-type="float">
            <text:p>0.0570617297897696</text:p>
          </table:table-cell>
          <table:table-cell table:formula="of:=[.$C$46]*[.V41]" office:value-type="float" office:value="8.33101254930636" calcext:value-type="float">
            <text:p>8.33101254930636</text:p>
          </table:table-cell>
          <table:table-cell table:formula="of:=SUM([.W42:.W44])" office:value-type="float" office:value="10.3495163702371" calcext:value-type="float">
            <text:p>10.3495163702371</text:p>
          </table:table-cell>
          <table:table-cell table:formula="of:=SUM([.S42:.S44])" office:value-type="float" office:value="7" calcext:value-type="float">
            <text:p>7</text:p>
          </table:table-cell>
          <table:table-cell table:formula="of:=(([.Y41]-[.X41])^2)/[.X41]" office:value-type="float" office:value="1.0840371195267" calcext:value-type="float">
            <text:p>1.084037119526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2]*[.B42]" office:value-type="float" office:value="52" calcext:value-type="float">
            <text:p>52</text:p>
          </table:table-cell>
          <table:table-cell table:formula="of:=(([.B42]-[.$C$48])^2)*[.C42]" office:value-type="float" office:value="122.814974666917" calcext:value-type="float">
            <text:p>122.814974666917</text:p>
          </table:table-cell>
          <table:table-cell table:formula="of:=(EXP(-[.$C$48])*[.$C$48]^[.B42])/FACT([.B42])" office:value-type="float" office:value="0.0204707662579559" calcext:value-type="float">
            <text:p>0.0204707662579559</text:p>
          </table:table-cell>
          <table:table-cell table:formula="of:=[.$C$46]*[.F42]" office:value-type="float" office:value="2.98873187366157" calcext:value-type="float">
            <text:p>2.98873187366157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S42]*[.R42]" office:value-type="float" office:value="52" calcext:value-type="float">
            <text:p>52</text:p>
          </table:table-cell>
          <table:table-cell table:formula="of:=(([.R42]-[.$C$48])^2)*[.S42]" office:value-type="float" office:value="122.814974666917" calcext:value-type="float">
            <text:p>122.814974666917</text:p>
          </table:table-cell>
          <table:table-cell table:formula="of:=(EXP(-[.$S$52])*[.$S$52]^[.R42])/FACT([.R42])" office:value-type="float" office:value="0.0367161887153874" calcext:value-type="float">
            <text:p>0.0367161887153874</text:p>
          </table:table-cell>
          <table:table-cell table:formula="of:=[.$C$46]*[.V42]" office:value-type="float" office:value="5.36056355244656" calcext:value-type="float">
            <text:p>5.36056355244656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43]*[.B43]" office:value-type="float" office:value="28" calcext:value-type="float">
            <text:p>28</text:p>
          </table:table-cell>
          <table:table-cell table:formula="of:=(([.B43]-[.$C$48])^2)*[.C43]" office:value-type="float" office:value="85.5718708951023" calcext:value-type="float">
            <text:p>85.5718708951023</text:p>
          </table:table-cell>
          <table:table-cell table:formula="of:=(EXP(-[.$C$48])*[.$C$48]^[.B43])/FACT([.B43])" office:value-type="float" office:value="0.0109063916119932" calcext:value-type="float">
            <text:p>0.0109063916119932</text:p>
          </table:table-cell>
          <table:table-cell table:formula="of:=[.$C$46]*[.F43]" office:value-type="float" office:value="1.592333175351" calcext:value-type="float">
            <text:p>1.59233317535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S43]*[.R43]" office:value-type="float" office:value="28" calcext:value-type="float">
            <text:p>28</text:p>
          </table:table-cell>
          <table:table-cell table:formula="of:=(([.R43]-[.$C$48])^2)*[.S43]" office:value-type="float" office:value="85.5718708951023" calcext:value-type="float">
            <text:p>85.5718708951023</text:p>
          </table:table-cell>
          <table:table-cell table:formula="of:=(EXP(-[.$S$52])*[.$S$52]^[.R43])/FACT([.R43])" office:value-type="float" office:value="0.0219374210347761" calcext:value-type="float">
            <text:p>0.0219374210347761</text:p>
          </table:table-cell>
          <table:table-cell table:formula="of:=[.$C$46]*[.V43]" office:value-type="float" office:value="3.20286347107731" calcext:value-type="float">
            <text:p>3.20286347107731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44]*[.B44]" office:value-type="float" office:value="15" calcext:value-type="float">
            <text:p>15</text:p>
          </table:table-cell>
          <table:table-cell table:formula="of:=(([.B44]-[.$C$48])^2)*[.C44]" office:value-type="float" office:value="56.8681272283731" calcext:value-type="float">
            <text:p>56.8681272283731</text:p>
          </table:table-cell>
          <table:table-cell table:formula="of:=(EXP(-[.$C$48])*[.$C$48]^[.B44])/FACT([.B44])" office:value-type="float" office:value="0.00542331528103222" calcext:value-type="float">
            <text:p>0.00542331528103222</text:p>
          </table:table-cell>
          <table:table-cell table:formula="of:=[.$C$46]*[.F44]" office:value-type="float" office:value="0.791804031030703" calcext:value-type="float">
            <text:p>0.791804031030703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S44]*[.R44]" office:value-type="float" office:value="15" calcext:value-type="float">
            <text:p>15</text:p>
          </table:table-cell>
          <table:table-cell table:formula="of:=(([.R44]-[.$C$48])^2)*[.S44]" office:value-type="float" office:value="56.8681272283731" calcext:value-type="float">
            <text:p>56.8681272283731</text:p>
          </table:table-cell>
          <table:table-cell table:formula="of:=(EXP(-[.$S$52])*[.$S$52]^[.R44])/FACT([.R44])" office:value-type="float" office:value="0.012233488676118" calcext:value-type="float">
            <text:p>0.012233488676118</text:p>
          </table:table-cell>
          <table:table-cell table:formula="of:=[.$C$46]*[.V44]" office:value-type="float" office:value="1.78608934671322" calcext:value-type="float">
            <text:p>1.78608934671322</text:p>
          </table:table-cell>
          <table:table-cell table:number-columns-repeated="16361"/>
        </table:table-row>
        <table:table-row table:style-name="ro1">
          <table:table-cell table:number-columns-repeated="9"/>
          <table:table-cell table:style-name="ce5" office:value-type="string" calcext:value-type="string">
            <text:p>V</text:p>
          </table:table-cell>
          <table:table-cell table:style-name="ce5"/>
          <table:table-cell table:style-name="ce5" office:value-type="string" calcext:value-type="string">
            <text:p>DF = 13-1-1</text:p>
          </table:table-cell>
          <table:table-cell table:number-columns-repeated="13"/>
          <table:table-cell table:style-name="ce5" office:value-type="string" calcext:value-type="string">
            <text:p>V</text:p>
          </table:table-cell>
          <table:table-cell table:style-name="ce5"/>
          <table:table-cell table:style-name="ce5" office:value-type="string" calcext:value-type="string">
            <text:p>DF = 13-1-1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SOMME</text:p>
          </table:table-cell>
          <table:table-cell table:style-name="ce2"/>
          <table:table-cell table:style-name="ce2" table:formula="of:=SUM([.C29:.C44])" office:value-type="float" office:value="146" calcext:value-type="float">
            <text:p>146</text:p>
          </table:table-cell>
          <table:table-cell table:style-name="ce2" table:formula="of:=SUM([.D29:.D44])" office:value-type="float" office:value="1089" calcext:value-type="float">
            <text:p>1089</text:p>
          </table:table-cell>
          <table:table-cell table:style-name="ce2" table:formula="of:=SUM([.E29:.E44])" office:value-type="float" office:value="1344.25342465753" calcext:value-type="float">
            <text:p>1344.25342465753</text:p>
          </table:table-cell>
          <table:table-cell table:style-name="ce2" table:formula="of:=SUM([.F29:.F44])" office:value-type="float" office:value="0.995619237124384" calcext:value-type="float">
            <text:p>0.995619237124384</text:p>
          </table:table-cell>
          <table:table-cell table:style-name="ce2" table:formula="of:=SUM([.G29:.G44])" office:value-type="float" office:value="145.36040862016" calcext:value-type="float">
            <text:p>145.36040862016</text:p>
          </table:table-cell>
          <table:table-cell table:style-name="ce2" table:formula="of:=SUM([.H29:.H44])" office:value-type="float" office:value="145.36040862016" calcext:value-type="float">
            <text:p>145.36040862016</text:p>
          </table:table-cell>
          <table:table-cell table:style-name="ce2" table:formula="of:=SUM([.I29:.I44])" office:value-type="float" office:value="146" calcext:value-type="float">
            <text:p>146</text:p>
          </table:table-cell>
          <table:table-cell table:style-name="ce2" table:formula="of:=SUM([.J29:.J44])" office:value-type="float" office:value="15.2279151574201" calcext:value-type="float">
            <text:p>15.2279151574201</text:p>
          </table:table-cell>
          <table:table-cell table:number-columns-repeated="6"/>
          <table:table-cell table:style-name="ce2" office:value-type="string" calcext:value-type="string">
            <text:p>SOMME</text:p>
          </table:table-cell>
          <table:table-cell table:style-name="ce2"/>
          <table:table-cell table:style-name="ce2" table:formula="of:=SUM([.S29:.S44])" office:value-type="float" office:value="146" calcext:value-type="float">
            <text:p>146</text:p>
          </table:table-cell>
          <table:table-cell table:style-name="ce2" table:formula="of:=SUM([.T29:.T44])" office:value-type="float" office:value="1089" calcext:value-type="float">
            <text:p>1089</text:p>
          </table:table-cell>
          <table:table-cell table:style-name="ce2" table:formula="of:=SUM([.U29:.U44])" office:value-type="float" office:value="1344.25342465753" calcext:value-type="float">
            <text:p>1344.25342465753</text:p>
          </table:table-cell>
          <table:table-cell table:style-name="ce2" table:formula="of:=SUM([.V29:.V44])" office:value-type="float" office:value="0.987911214288102" calcext:value-type="float">
            <text:p>0.987911214288102</text:p>
          </table:table-cell>
          <table:table-cell table:style-name="ce2" table:formula="of:=SUM([.W29:.W44])" office:value-type="float" office:value="144.235037286063" calcext:value-type="float">
            <text:p>144.235037286063</text:p>
          </table:table-cell>
          <table:table-cell table:style-name="ce2" table:formula="of:=SUM([.X29:.X44])" office:value-type="float" office:value="144.235037286063" calcext:value-type="float">
            <text:p>144.235037286063</text:p>
          </table:table-cell>
          <table:table-cell table:style-name="ce2" table:formula="of:=SUM([.Y29:.Y44])" office:value-type="float" office:value="146" calcext:value-type="float">
            <text:p>146</text:p>
          </table:table-cell>
          <table:table-cell table:style-name="ce2" table:formula="of:=SUM([.Z29:.Z44])" office:value-type="float" office:value="44.5766915487462" calcext:value-type="float">
            <text:p>44.5766915487462</text:p>
          </table:table-cell>
          <table:table-cell table:number-columns-repeated="16358"/>
        </table:table-row>
        <table:table-row table:style-name="ro1">
          <table:table-cell table:number-columns-repeated="9"/>
          <table:table-cell office:value-type="string" calcext:value-type="string">
            <text:p>Tra p10 e P90</text:p>
          </table:table-cell>
          <table:table-cell table:number-columns-repeated="15"/>
          <table:table-cell office:value-type="string" calcext:value-type="string">
            <text:p>Tra p10 e P90</text:p>
          </table:table-cell>
          <table:table-cell table:number-columns-repeated="16358"/>
        </table:table-row>
        <table:table-row table:style-name="ro1">
          <table:table-cell/>
          <table:table-cell table:style-name="ce8" office:value-type="string" calcext:value-type="string">
            <text:p>media</text:p>
          </table:table-cell>
          <table:table-cell table:style-name="ce8" table:formula="of:=[.D46]/[.C46]" office:value-type="float" office:value="7.45890410958904" calcext:value-type="float">
            <text:p>7.45890410958904</text:p>
          </table:table-cell>
          <table:table-cell table:number-columns-repeated="14"/>
          <table:table-cell table:style-name="ce8" office:value-type="string" calcext:value-type="string">
            <text:p>media</text:p>
          </table:table-cell>
          <table:table-cell table:style-name="ce8" table:formula="of:=[.T46]/[.S46]" office:value-type="float" office:value="7.45890410958904" calcext:value-type="float">
            <text:p>7.45890410958904</text:p>
          </table:table-cell>
          <table:table-cell table:number-columns-repeated="16365"/>
        </table:table-row>
        <table:table-row table:style-name="ro1">
          <table:table-cell/>
          <table:table-cell table:style-name="ce8" office:value-type="string" calcext:value-type="string">
            <text:p>varianza</text:p>
          </table:table-cell>
          <table:table-cell table:style-name="ce8" table:formula="of:=[.E46]/([.C46]-1)" office:value-type="float" office:value="9.27071327350024" calcext:value-type="float">
            <text:p>9.27071327350024</text:p>
          </table:table-cell>
          <table:table-cell table:number-columns-repeated="14"/>
          <table:table-cell table:style-name="ce8" office:value-type="string" calcext:value-type="string">
            <text:p>varianza</text:p>
          </table:table-cell>
          <table:table-cell table:style-name="ce8" table:formula="of:=[.U46]/([.S46]-1)" office:value-type="float" office:value="9.27071327350024" calcext:value-type="float">
            <text:p>9.27071327350024</text:p>
          </table:table-cell>
          <table:table-cell table:number-columns-repeated="16365"/>
        </table:table-row>
        <table:table-row table:style-name="ro1">
          <table:table-cell/>
          <table:table-cell table:style-name="ce8" office:value-type="string" calcext:value-type="string">
            <text:p>dev std</text:p>
          </table:table-cell>
          <table:table-cell table:style-name="ce8" table:formula="of:=SQRT([.C49])" office:value-type="float" office:value="3.04478460215173" calcext:value-type="float">
            <text:p>3.04478460215173</text:p>
          </table:table-cell>
          <table:table-cell table:number-columns-repeated="14"/>
          <table:table-cell table:style-name="ce8" office:value-type="string" calcext:value-type="string">
            <text:p>dev std</text:p>
          </table:table-cell>
          <table:table-cell table:style-name="ce8" table:formula="of:=SQRT([.S49])" office:value-type="float" office:value="3.04478460215173" calcext:value-type="float">
            <text:p>3.04478460215173</text:p>
          </table:table-cell>
          <table:table-cell table:number-columns-repeated="16365"/>
        </table:table-row>
        <table:table-row table:style-name="ro1">
          <table:table-cell/>
          <table:table-cell table:style-name="ce8" office:value-type="string" calcext:value-type="string">
            <text:p>v</text:p>
          </table:table-cell>
          <table:table-cell table:style-name="ce8" table:formula="of:=[.C50]/[.C48]" office:value-type="float" office:value="0.408208036652114" calcext:value-type="float">
            <text:p>0.408208036652114</text:p>
          </table:table-cell>
          <table:table-cell table:number-columns-repeated="14"/>
          <table:table-cell table:style-name="ce8" office:value-type="string" calcext:value-type="string">
            <text:p>v</text:p>
          </table:table-cell>
          <table:table-cell table:style-name="ce8" table:formula="of:=[.S50]/[.S48]" office:value-type="float" office:value="0.408208036652114" calcext:value-type="float">
            <text:p>0.408208036652114</text:p>
          </table:table-cell>
          <table:table-cell table:number-columns-repeated="16365"/>
        </table:table-row>
        <table:table-row table:style-name="ro1">
          <table:table-cell table:number-columns-repeated="17"/>
          <table:table-cell table:style-name="ce10" office:value-type="string" calcext:value-type="string">
            <text:p>lamda</text:p>
          </table:table-cell>
          <table:table-cell table:style-name="ce10" table:formula="of:=([.S48]+[.S49])/2" office:value-type="float" office:value="8.36480869154464" calcext:value-type="float">
            <text:p>8.36480869154464</text:p>
          </table:table-cell>
          <table:table-cell table:number-columns-repeated="16365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office:forms form:automatic-focus="false" form:apply-design-mode="false"/>
        <table:table-column table:style-name="co5" table:number-columns-repeated="16384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"/>
          <table:table-cell>
            <draw:frame table:end-cell-address="Sheet2.AA25" table:end-x="0.2807in" table:end-y="0.0831in" draw:z-index="0" draw:name="Chart 2" draw:style-name="gr1" draw:text-style-name="P1" svg:width="6.9681in" svg:height="4.3642in" svg:x="0in" svg:y="0.0937in">
              <draw:object draw:notify-on-update-of-ranges="Sheet2.F9:Sheet2.F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6" office:value-type="string" calcext:value-type="string">
            <text:p>VALIDAZIONE DEI DATI</text:p>
          </table:table-cell>
          <table:table-cell table:style-name="ce9"/>
          <table:table-cell table:number-columns-repeated="16378"/>
        </table:table-row>
        <table:table-row table:style-name="ro1">
          <table:table-cell table:number-columns-repeated="4"/>
          <table:table-cell table:style-name="ce7" office:value-type="string" calcext:value-type="string">
            <text:p>classe</text:p>
          </table:table-cell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Totale</text:p>
          </table:table-cell>
          <table:table-cell table:style-name="ce7" office:value-type="string" calcext:value-type="string">
            <text:p>ris</text:p>
          </table:table-cell>
          <table:table-cell table:style-name="ce7" office:value-type="string" calcext:value-type="string">
            <text:p>p(i)</text:p>
          </table:table-cell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Fi raggruppato</text:p>
          </table:table-cell>
          <table:table-cell table:style-name="ce7" office:value-type="string" calcext:value-type="string">
            <text:p>fi raggruppato</text:p>
          </table:table-cell>
          <table:table-cell table:style-name="ce7" office:value-type="string" calcext:value-type="string">
            <text:p>Gi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9]*[.E9]" office:value-type="float" office:value="0" calcext:value-type="float">
            <text:p>0</text:p>
          </table:table-cell>
          <table:table-cell table:formula="of:=(([.E9]-[.$F$28])^2)*[.F9]" office:value-type="float" office:value="50.1417092768444" calcext:value-type="float">
            <text:p>50.1417092768444</text:p>
          </table:table-cell>
          <table:table-cell table:formula="of:=(EXP(-[.$F$32])*[.$F$32]^[.E9])/FACT([.E9])" office:value-type="float" office:value="0.000434500813361336" calcext:value-type="float">
            <text:p>0.000434500813361336</text:p>
          </table:table-cell>
          <table:table-cell table:formula="of:=[.$F$26]*[.I9]" office:value-type="float" office:value="0.0643061203774777" calcext:value-type="float">
            <text:p>0.0643061203774777</text:p>
          </table:table-cell>
          <table:table-cell table:formula="of:=SUM([.J9:.J11])" office:value-type="float" office:value="2.48898602328079" calcext:value-type="float">
            <text:p>2.48898602328079</text:p>
          </table:table-cell>
          <table:table-cell table:formula="of:=SUM([.F9:.F11])" office:value-type="float" office:value="7" calcext:value-type="float">
            <text:p>7</text:p>
          </table:table-cell>
          <table:table-cell table:formula="of:=(([.L9]-[.K9])^2)/[.K9]" office:value-type="float" office:value="8.17571770504892" calcext:value-type="float">
            <text:p>8.1757177050489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10]*[.E10]" office:value-type="float" office:value="2" calcext:value-type="float">
            <text:p>2</text:p>
          </table:table-cell>
          <table:table-cell table:formula="of:=(([.E10]-[.$F$28])^2)*[.F10]" office:value-type="float" office:value="73.9590942293645" calcext:value-type="float">
            <text:p>73.9590942293645</text:p>
          </table:table-cell>
          <table:table-cell table:formula="of:=(EXP(-[.$F$32])*[.$F$32]^[.E10])/FACT([.E10])" office:value-type="float" office:value="0.00336360668258486" calcext:value-type="float">
            <text:p>0.00336360668258486</text:p>
          </table:table-cell>
          <table:table-cell table:formula="of:=[.$F$26]*[.I10]" office:value-type="float" office:value="0.497813789022559" calcext:value-type="float">
            <text:p>0.497813789022559</text:p>
          </table:table-cell>
          <table:table-cell table:formula="of:=[.J12]" office:value-type="float" office:value="4.97215773272962" calcext:value-type="float">
            <text:p>4.97215773272962</text:p>
          </table:table-cell>
          <table:table-cell table:formula="of:=[.F12]" office:value-type="float" office:value="7" calcext:value-type="float">
            <text:p>7</text:p>
          </table:table-cell>
          <table:table-cell table:formula="of:=(([.L10]-[.K10])^2)/[.K10]" office:value-type="float" office:value="0.827034153373651" calcext:value-type="float">
            <text:p>0.827034153373651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11]*[.E11]" office:value-type="float" office:value="8" calcext:value-type="float">
            <text:p>8</text:p>
          </table:table-cell>
          <table:table-cell table:formula="of:=(([.E11]-[.$F$28])^2)*[.F11]" office:value-type="float" office:value="103.26953981008" calcext:value-type="float">
            <text:p>103.26953981008</text:p>
          </table:table-cell>
          <table:table-cell table:formula="of:=(EXP(-[.$F$32])*[.$F$32]^[.E11])/FACT([.E11])" office:value-type="float" office:value="0.0130193656343294" calcext:value-type="float">
            <text:p>0.0130193656343294</text:p>
          </table:table-cell>
          <table:table-cell table:formula="of:=[.$F$26]*[.I11]" office:value-type="float" office:value="1.92686611388075" calcext:value-type="float">
            <text:p>1.92686611388075</text:p>
          </table:table-cell>
          <table:table-cell table:formula="of:=[.J13]" office:value-type="float" office:value="9.62275700204911" calcext:value-type="float">
            <text:p>9.62275700204911</text:p>
          </table:table-cell>
          <table:table-cell table:formula="of:=[.F13]" office:value-type="float" office:value="13" calcext:value-type="float">
            <text:p>13</text:p>
          </table:table-cell>
          <table:table-cell table:formula="of:=(([.L11]-[.K11])^2)/[.K11]" office:value-type="float" office:value="1.18529131150039" calcext:value-type="float">
            <text:p>1.18529131150039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12]*[.E12]" office:value-type="float" office:value="21" calcext:value-type="float">
            <text:p>21</text:p>
          </table:table-cell>
          <table:table-cell table:formula="of:=(([.E12]-[.$F$28])^2)*[.F12]" office:value-type="float" office:value="116.586559532505" calcext:value-type="float">
            <text:p>116.586559532505</text:p>
          </table:table-cell>
          <table:table-cell table:formula="of:=(EXP(-[.$F$32])*[.$F$32]^[.E12])/FACT([.E12])" office:value-type="float" office:value="0.0335956603562812" calcext:value-type="float">
            <text:p>0.0335956603562812</text:p>
          </table:table-cell>
          <table:table-cell table:formula="of:=[.$F$26]*[.I12]" office:value-type="float" office:value="4.97215773272962" calcext:value-type="float">
            <text:p>4.97215773272962</text:p>
          </table:table-cell>
          <table:table-cell table:formula="of:=[.J14]" office:value-type="float" office:value="14.8985542773038" calcext:value-type="float">
            <text:p>14.8985542773038</text:p>
          </table:table-cell>
          <table:table-cell table:formula="of:=[.F14]" office:value-type="float" office:value="20" calcext:value-type="float">
            <text:p>20</text:p>
          </table:table-cell>
          <table:table-cell table:formula="of:=(([.L12]-[.K12])^2)/[.K12]" office:value-type="float" office:value="1.74679690238539" calcext:value-type="float">
            <text:p>1.74679690238539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13]*[.E13]" office:value-type="float" office:value="52" calcext:value-type="float">
            <text:p>52</text:p>
          </table:table-cell>
          <table:table-cell table:formula="of:=(([.E13]-[.$F$28])^2)*[.F13]" office:value-type="float" office:value="123.409788166545" calcext:value-type="float">
            <text:p>123.409788166545</text:p>
          </table:table-cell>
          <table:table-cell table:formula="of:=(EXP(-[.$F$32])*[.$F$32]^[.E13])/FACT([.E13])" office:value-type="float" office:value="0.0650186283922237" calcext:value-type="float">
            <text:p>0.0650186283922237</text:p>
          </table:table-cell>
          <table:table-cell table:formula="of:=[.$F$26]*[.I13]" office:value-type="float" office:value="9.62275700204911" calcext:value-type="float">
            <text:p>9.62275700204911</text:p>
          </table:table-cell>
          <table:table-cell table:formula="of:=[.J15]" office:value-type="float" office:value="19.2223946756719" calcext:value-type="float">
            <text:p>19.2223946756719</text:p>
          </table:table-cell>
          <table:table-cell table:formula="of:=[.F15]" office:value-type="float" office:value="21" calcext:value-type="float">
            <text:p>21</text:p>
          </table:table-cell>
          <table:table-cell table:formula="of:=(([.L13]-[.K13])^2)/[.K13]" office:value-type="float" office:value="0.164385381862888" calcext:value-type="float">
            <text:p>0.164385381862888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F14]*[.E14]" office:value-type="float" office:value="100" calcext:value-type="float">
            <text:p>100</text:p>
          </table:table-cell>
          <table:table-cell table:formula="of:=(([.E14]-[.$F$28])^2)*[.F14]" office:value-type="float" office:value="86.617969320672" calcext:value-type="float">
            <text:p>86.617969320672</text:p>
          </table:table-cell>
          <table:table-cell table:formula="of:=(EXP(-[.$F$32])*[.$F$32]^[.E14])/FACT([.E14])" office:value-type="float" office:value="0.10066590727908" calcext:value-type="float">
            <text:p>0.10066590727908</text:p>
          </table:table-cell>
          <table:table-cell table:formula="of:=[.$F$26]*[.I14]" office:value-type="float" office:value="14.8985542773038" calcext:value-type="float">
            <text:p>14.8985542773038</text:p>
          </table:table-cell>
          <table:table-cell table:formula="of:=[.J16]" office:value-type="float" office:value="21.2580812601888" calcext:value-type="float">
            <text:p>21.2580812601888</text:p>
          </table:table-cell>
          <table:table-cell table:formula="of:=[.F16]" office:value-type="float" office:value="18" calcext:value-type="float">
            <text:p>18</text:p>
          </table:table-cell>
          <table:table-cell table:formula="of:=(([.L14]-[.K14])^2)/[.K14]" office:value-type="float" office:value="0.49934391387772" calcext:value-type="float">
            <text:p>0.4993439138777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F15]*[.E15]" office:value-type="float" office:value="126" calcext:value-type="float">
            <text:p>126</text:p>
          </table:table-cell>
          <table:table-cell table:formula="of:=(([.E15]-[.$F$28])^2)*[.F15]" office:value-type="float" office:value="24.5434623813002" calcext:value-type="float">
            <text:p>24.5434623813002</text:p>
          </table:table-cell>
          <table:table-cell table:formula="of:=(EXP(-[.$F$32])*[.$F$32]^[.E15])/FACT([.E15])" office:value-type="float" office:value="0.129881045105892" calcext:value-type="float">
            <text:p>0.129881045105892</text:p>
          </table:table-cell>
          <table:table-cell table:formula="of:=[.$F$26]*[.I15]" office:value-type="float" office:value="19.2223946756719" calcext:value-type="float">
            <text:p>19.2223946756719</text:p>
          </table:table-cell>
          <table:table-cell table:formula="of:=[.J17]" office:value-type="float" office:value="20.5706819144201" calcext:value-type="float">
            <text:p>20.5706819144201</text:p>
          </table:table-cell>
          <table:table-cell table:formula="of:=[.F17]" office:value-type="float" office:value="14" calcext:value-type="float">
            <text:p>14</text:p>
          </table:table-cell>
          <table:table-cell table:formula="of:=(([.L15]-[.K15])^2)/[.K15]" office:value-type="float" office:value="2.09880552332213" calcext:value-type="float">
            <text:p>2.09880552332213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F16]*[.E16]" office:value-type="float" office:value="126" calcext:value-type="float">
            <text:p>126</text:p>
          </table:table-cell>
          <table:table-cell table:formula="of:=(([.E16]-[.$F$28])^2)*[.F16]" office:value-type="float" office:value="0.118334550766982" calcext:value-type="float">
            <text:p>0.118334550766982</text:p>
          </table:table-cell>
          <table:table-cell table:formula="of:=(EXP(-[.$F$32])*[.$F$32]^[.E16])/FACT([.E16])" office:value-type="float" office:value="0.143635684190465" calcext:value-type="float">
            <text:p>0.143635684190465</text:p>
          </table:table-cell>
          <table:table-cell table:formula="of:=[.$F$26]*[.I16]" office:value-type="float" office:value="21.2580812601888" calcext:value-type="float">
            <text:p>21.2580812601888</text:p>
          </table:table-cell>
          <table:table-cell table:formula="of:=[.J18]" office:value-type="float" office:value="17.6937868890658" calcext:value-type="float">
            <text:p>17.6937868890658</text:p>
          </table:table-cell>
          <table:table-cell table:formula="of:=[.F18]" office:value-type="float" office:value="16" calcext:value-type="float">
            <text:p>16</text:p>
          </table:table-cell>
          <table:table-cell table:formula="of:=(([.L16]-[.K16])^2)/[.K16]" office:value-type="float" office:value="0.162142453933592" calcext:value-type="float">
            <text:p>0.16214245393359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F17]*[.E17]" office:value-type="float" office:value="112" calcext:value-type="float">
            <text:p>112</text:p>
          </table:table-cell>
          <table:table-cell table:formula="of:=(([.E17]-[.$F$28])^2)*[.F17]" office:value-type="float" office:value="11.8217677136596" calcext:value-type="float">
            <text:p>11.8217677136596</text:p>
          </table:table-cell>
          <table:table-cell table:formula="of:=(EXP(-[.$F$32])*[.$F$32]^[.E17])/FACT([.E17])" office:value-type="float" office:value="0.138991094016352" calcext:value-type="float">
            <text:p>0.138991094016352</text:p>
          </table:table-cell>
          <table:table-cell table:formula="of:=[.$F$26]*[.I17]" office:value-type="float" office:value="20.5706819144201" calcext:value-type="float">
            <text:p>20.5706819144201</text:p>
          </table:table-cell>
          <table:table-cell table:formula="of:=[.J19]" office:value-type="float" office:value="13.6973137886397" calcext:value-type="float">
            <text:p>13.6973137886397</text:p>
          </table:table-cell>
          <table:table-cell table:formula="of:=[.F19]" office:value-type="float" office:value="13" calcext:value-type="float">
            <text:p>13</text:p>
          </table:table-cell>
          <table:table-cell table:formula="of:=(([.L17]-[.K17])^2)/[.K17]" office:value-type="float" office:value="0.0354994072071542" calcext:value-type="float">
            <text:p>0.035499407207154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F18]*[.E18]" office:value-type="float" office:value="144" calcext:value-type="float">
            <text:p>144</text:p>
          </table:table-cell>
          <table:table-cell table:formula="of:=(([.E18]-[.$F$28])^2)*[.F18]" office:value-type="float" office:value="58.9159970781593" calcext:value-type="float">
            <text:p>58.9159970781593</text:p>
          </table:table-cell>
          <table:table-cell table:formula="of:=(EXP(-[.$F$32])*[.$F$32]^[.E18])/FACT([.E18])" office:value-type="float" office:value="0.119552614115309" calcext:value-type="float">
            <text:p>0.119552614115309</text:p>
          </table:table-cell>
          <table:table-cell table:formula="of:=[.$F$26]*[.I18]" office:value-type="float" office:value="17.6937868890658" calcext:value-type="float">
            <text:p>17.6937868890658</text:p>
          </table:table-cell>
          <table:table-cell table:formula="of:=[.J20]" office:value-type="float" office:value="9.63956270488686" calcext:value-type="float">
            <text:p>9.63956270488686</text:p>
          </table:table-cell>
          <table:table-cell table:formula="of:=[.F20]" office:value-type="float" office:value="9" calcext:value-type="float">
            <text:p>9</text:p>
          </table:table-cell>
          <table:table-cell table:formula="of:=(([.L18]-[.K18])^2)/[.K18]" office:value-type="float" office:value="0.0424335072041004" calcext:value-type="float">
            <text:p>0.0424335072041004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F19]*[.E19]" office:value-type="float" office:value="130" calcext:value-type="float">
            <text:p>130</text:p>
          </table:table-cell>
          <table:table-cell table:formula="of:=(([.E19]-[.$F$28])^2)*[.F19]" office:value-type="float" office:value="110.761139517896" calcext:value-type="float">
            <text:p>110.761139517896</text:p>
          </table:table-cell>
          <table:table-cell table:formula="of:=(EXP(-[.$F$32])*[.$F$32]^[.E19])/FACT([.E19])" office:value-type="float" office:value="0.092549417490809" calcext:value-type="float">
            <text:p>0.092549417490809</text:p>
          </table:table-cell>
          <table:table-cell table:formula="of:=[.$F$26]*[.I19]" office:value-type="float" office:value="13.6973137886397" calcext:value-type="float">
            <text:p>13.6973137886397</text:p>
          </table:table-cell>
          <table:table-cell table:formula="of:=[.J21]" office:value-type="float" office:value="6.21857246566865" calcext:value-type="float">
            <text:p>6.21857246566865</text:p>
          </table:table-cell>
          <table:table-cell table:formula="of:=[.F21]" office:value-type="float" office:value="5" calcext:value-type="float">
            <text:p>5</text:p>
          </table:table-cell>
          <table:table-cell table:formula="of:=(([.L19]-[.K19])^2)/[.K19]" office:value-type="float" office:value="0.238787738228294" calcext:value-type="float">
            <text:p>0.238787738228294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F20]*[.E20]" office:value-type="float" office:value="99" calcext:value-type="float">
            <text:p>99</text:p>
          </table:table-cell>
          <table:table-cell table:formula="of:=(([.E20]-[.$F$28])^2)*[.F20]" office:value-type="float" office:value="138.221329437546" calcext:value-type="float">
            <text:p>138.221329437546</text:p>
          </table:table-cell>
          <table:table-cell table:formula="of:=(EXP(-[.$F$32])*[.$F$32]^[.E20])/FACT([.E20])" office:value-type="float" office:value="0.0651321804384247" calcext:value-type="float">
            <text:p>0.0651321804384247</text:p>
          </table:table-cell>
          <table:table-cell table:formula="of:=[.$F$26]*[.I20]" office:value-type="float" office:value="9.63956270488686" calcext:value-type="float">
            <text:p>9.63956270488686</text:p>
          </table:table-cell>
          <table:table-cell table:formula="of:=SUM([.J22:.J24])" office:value-type="float" office:value="6.80743554670404" calcext:value-type="float">
            <text:p>6.80743554670404</text:p>
          </table:table-cell>
          <table:table-cell table:formula="of:=SUM([.F22:.F24])" office:value-type="float" office:value="5" calcext:value-type="float">
            <text:p>5</text:p>
          </table:table-cell>
          <table:table-cell table:formula="of:=(([.L20]-[.K20])^2)/[.K20]" office:value-type="float" office:value="0.479890442307755" calcext:value-type="float">
            <text:p>0.47989044230775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F21]*[.E21]" office:value-type="float" office:value="60" calcext:value-type="float">
            <text:p>60</text:p>
          </table:table-cell>
          <table:table-cell table:formula="of:=(([.E21]-[.$F$28])^2)*[.F21]" office:value-type="float" office:value="120.978816654492" calcext:value-type="float">
            <text:p>120.978816654492</text:p>
          </table:table-cell>
          <table:table-cell table:formula="of:=(EXP(-[.$F$32])*[.$F$32]^[.E21])/FACT([.E21])" office:value-type="float" office:value="0.0420173815247882" calcext:value-type="float">
            <text:p>0.0420173815247882</text:p>
          </table:table-cell>
          <table:table-cell table:formula="of:=[.$F$26]*[.I21]" office:value-type="float" office:value="6.21857246566865" calcext:value-type="float">
            <text:p>6.2185724656686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F22]*[.E22]" office:value-type="float" office:value="39" calcext:value-type="float">
            <text:p>39</text:p>
          </table:table-cell>
          <table:table-cell table:formula="of:=(([.E22]-[.$F$28])^2)*[.F22]" office:value-type="float" office:value="105.100803506209" calcext:value-type="float">
            <text:p>105.100803506209</text:p>
          </table:table-cell>
          <table:table-cell table:formula="of:=(EXP(-[.$F$32])*[.$F$32]^[.E22])/FACT([.E22])" office:value-type="float" office:value="0.0250207454580339" calcext:value-type="float">
            <text:p>0.0250207454580339</text:p>
          </table:table-cell>
          <table:table-cell table:formula="of:=[.$F$26]*[.I22]" office:value-type="float" office:value="3.70307032778902" calcext:value-type="float">
            <text:p>3.7030703277890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F23]*[.E23]" office:value-type="float" office:value="14" calcext:value-type="float">
            <text:p>14</text:p>
          </table:table-cell>
          <table:table-cell table:formula="of:=(([.E23]-[.$F$28])^2)*[.F23]" office:value-type="float" office:value="47.8714390065742" calcext:value-type="float">
            <text:p>47.8714390065742</text:p>
          </table:table-cell>
          <table:table-cell table:formula="of:=(EXP(-[.$F$32])*[.$F$32]^[.E23])/FACT([.E23])" office:value-type="float" office:value="0.0138352439722444" calcext:value-type="float">
            <text:p>0.0138352439722444</text:p>
          </table:table-cell>
          <table:table-cell table:formula="of:=[.$F$26]*[.I23]" office:value-type="float" office:value="2.04761610789216" calcext:value-type="float">
            <text:p>2.0476161078921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F24]*[.E24]" office:value-type="float" office:value="15" calcext:value-type="float">
            <text:p>15</text:p>
          </table:table-cell>
          <table:table-cell table:formula="of:=(([.E24]-[.$F$28])^2)*[.F24]" office:value-type="float" office:value="62.709276844412" calcext:value-type="float">
            <text:p>62.709276844412</text:p>
          </table:table-cell>
          <table:table-cell table:formula="of:=(EXP(-[.$F$32])*[.$F$32]^[.E24])/FACT([.E24])" office:value-type="float" office:value="0.00714019669610037" calcext:value-type="float">
            <text:p>0.00714019669610037</text:p>
          </table:table-cell>
          <table:table-cell table:formula="of:=[.$F$26]*[.I24]" office:value-type="float" office:value="1.05674911102285" calcext:value-type="float">
            <text:p>1.05674911102285</text:p>
          </table:table-cell>
          <table:table-cell table:number-columns-repeated="16374"/>
        </table:table-row>
        <table:table-row table:style-name="ro1">
          <table:table-cell table:number-columns-repeated="12"/>
          <table:table-cell table:style-name="ce5" office:value-type="string" calcext:value-type="string">
            <text:p>V</text:p>
          </table:table-cell>
          <table:table-cell table:style-name="ce5"/>
          <table:table-cell table:style-name="ce5" office:value-type="string" calcext:value-type="string">
            <text:p>DF = 12-1-1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" office:value-type="string" calcext:value-type="string">
            <text:p>SOMME</text:p>
          </table:table-cell>
          <table:table-cell table:style-name="ce2"/>
          <table:table-cell table:style-name="ce2" table:formula="of:=SUM([.F9:.F24])" office:value-type="float" office:value="148" calcext:value-type="float">
            <text:p>148</text:p>
          </table:table-cell>
          <table:table-cell table:style-name="ce2" table:formula="of:=SUM([.G9:.G24])" office:value-type="float" office:value="1048" calcext:value-type="float">
            <text:p>1048</text:p>
          </table:table-cell>
          <table:table-cell table:style-name="ce2" table:formula="of:=SUM([.H9:.H24])" office:value-type="float" office:value="1235.02702702703" calcext:value-type="float">
            <text:p>1235.02702702703</text:p>
          </table:table-cell>
          <table:table-cell table:style-name="ce2" table:formula="of:=SUM([.I9:.I24])" office:value-type="float" office:value="0.993853272166279" calcext:value-type="float">
            <text:p>0.993853272166279</text:p>
          </table:table-cell>
          <table:table-cell table:style-name="ce2" table:formula="of:=SUM([.J9:.J24])" office:value-type="float" office:value="147.090284280609" calcext:value-type="float">
            <text:p>147.090284280609</text:p>
          </table:table-cell>
          <table:table-cell table:style-name="ce2" table:formula="of:=SUM([.K9:.K24])" office:value-type="float" office:value="147.090284280609" calcext:value-type="float">
            <text:p>147.090284280609</text:p>
          </table:table-cell>
          <table:table-cell table:style-name="ce2" table:formula="of:=SUM([.L9:.L24])" office:value-type="float" office:value="148" calcext:value-type="float">
            <text:p>148</text:p>
          </table:table-cell>
          <table:table-cell table:style-name="ce2" table:formula="of:=SUM([.M9:.M24])" office:value-type="float" office:value="15.656128440252" calcext:value-type="float">
            <text:p>15.6561284402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calcext:value-type="string">
            <text:p>Tra p10 e P90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8" office:value-type="string" calcext:value-type="string">
            <text:p>media</text:p>
          </table:table-cell>
          <table:table-cell table:style-name="ce8" table:formula="of:=[.G26]/[.F26]" office:value-type="float" office:value="7.08108108108108" calcext:value-type="float">
            <text:p>7.08108108108108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" office:value-type="string" calcext:value-type="string">
            <text:p>varianza</text:p>
          </table:table-cell>
          <table:table-cell table:style-name="ce8" table:formula="of:=[.H26]/([.F26]-1)" office:value-type="float" office:value="8.4015444015444" calcext:value-type="float">
            <text:p>8.4015444015444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" office:value-type="string" calcext:value-type="string">
            <text:p>dev std</text:p>
          </table:table-cell>
          <table:table-cell table:style-name="ce8" table:formula="of:=SQRT([.F29])" office:value-type="float" office:value="2.89854177157142" calcext:value-type="float">
            <text:p>2.89854177157142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" office:value-type="string" calcext:value-type="string">
            <text:p>v</text:p>
          </table:table-cell>
          <table:table-cell table:style-name="ce8" table:formula="of:=[.F30]/[.F28]" office:value-type="float" office:value="0.409336051710468" calcext:value-type="float">
            <text:p>0.409336051710468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0" office:value-type="string" calcext:value-type="string">
            <text:p>lamda</text:p>
          </table:table-cell>
          <table:table-cell table:style-name="ce10" table:formula="of:=([.F28]+[.F29])/2" office:value-type="float" office:value="7.74131274131274" calcext:value-type="float">
            <text:p>7.74131274131274</text:p>
          </table:table-cell>
          <table:table-cell table:number-columns-repeated="16378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-testing" table:style-name="ta3">
        <office:forms form:automatic-focus="false" form:apply-design-mode="false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2" table:number-rows-repeated="3">
          <table:table-cell table:number-columns-repeated="17"/>
        </table:table-row>
        <table:table-row table:style-name="ro3">
          <table:table-cell/>
          <table:table-cell table:style-name="ce12" office:value-type="string" calcext:value-type="string" table:number-columns-spanned="9" table:number-rows-spanned="1">
            <text:p>Se uso la media</text:p>
          </table:table-cell>
          <table:covered-table-cell table:number-columns-repeated="8"/>
          <table:table-cell table:number-columns-repeated="7"/>
        </table:table-row>
        <table:table-row table:style-name="ro2" table:number-rows-repeated="2">
          <table:table-cell table:number-columns-repeated="17"/>
        </table:table-row>
        <table:table-row table:style-name="ro3">
          <table:table-cell/>
          <table:table-cell table:style-name="ce7" office:value-type="string" calcext:value-type="string">
            <text:p>classe</text:p>
          </table:table-cell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Totale</text:p>
          </table:table-cell>
          <table:table-cell table:style-name="ce7" office:value-type="string" calcext:value-type="string">
            <text:p>Ris</text:p>
          </table:table-cell>
          <table:table-cell table:style-name="ce7" office:value-type="string" calcext:value-type="string">
            <text:p>p(i)</text:p>
          </table:table-cell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fi ragg</text:p>
          </table:table-cell>
          <table:table-cell table:style-name="ce7" office:value-type="string" calcext:value-type="string">
            <text:p>Fi ragg</text:p>
          </table:table-cell>
          <table:table-cell table:style-name="ce7" office:value-type="string" calcext:value-type="string">
            <text:p>Gi</text:p>
          </table:table-cell>
          <table:table-cell table:number-columns-repeated="7"/>
        </table:table-row>
        <table:table-row table:style-name="ro3">
          <table:table-cell/>
          <table:table-cell table:style-name="Warning" office:value-type="float" office:value="0" calcext:value-type="float">
            <text:p>0</text:p>
          </table:table-cell>
          <table:table-cell table:style-name="Warning" office:value-type="float" office:value="1" calcext:value-type="float">
            <text:p>1</text:p>
          </table:table-cell>
          <table:table-cell table:style-name="Warning" table:formula="of:=[.B8]*[.C8]" office:value-type="float" office:value="0" calcext:value-type="float">
            <text:p>0</text:p>
          </table:table-cell>
          <table:table-cell table:style-name="Warning" table:formula="of:=([.B8]-[.$B$29])^2 *[.C8]" office:value-type="float" office:value="50.1417092768444" calcext:value-type="float">
            <text:p>50.1417092768444</text:p>
          </table:table-cell>
          <table:table-cell table:style-name="Warning" table:formula="of:=(EXP(-[.$B$29]) * [.$B$29]^[.B8])/FACT([.B8])" office:value-type="float" office:value="0.000840863615081479" calcext:value-type="float">
            <text:p>0.000840863615081479</text:p>
          </table:table-cell>
          <table:table-cell table:style-name="Warning" table:formula="of:=[.$B$28] *[.F8]" office:value-type="float" office:value="0.124447815032059" calcext:value-type="float">
            <text:p>0.124447815032059</text:p>
          </table:table-cell>
          <table:table-cell table:style-name="Warning" table:formula="of:=SUM([.C8:.C10])" office:value-type="float" office:value="7" calcext:value-type="float">
            <text:p>7</text:p>
          </table:table-cell>
          <table:table-cell table:style-name="Warning" table:formula="of:=SUM([.G8:.G10])" office:value-type="float" office:value="4.12568596437545" calcext:value-type="float">
            <text:p>4.12568596437545</text:p>
          </table:table-cell>
          <table:table-cell table:formula="of:=([.H8]-[.I8])^2/[.I8]" office:value-type="float" office:value="2.0024987957703" calcext:value-type="float">
            <text:p>2.0024987957703</text:p>
          </table:table-cell>
          <table:table-cell table:number-columns-repeated="7"/>
        </table:table-row>
        <table:table-row table:style-name="ro3">
          <table:table-cell/>
          <table:table-cell table:style-name="Warning" office:value-type="float" office:value="1" calcext:value-type="float">
            <text:p>1</text:p>
          </table:table-cell>
          <table:table-cell table:style-name="Warning" office:value-type="float" office:value="2" calcext:value-type="float">
            <text:p>2</text:p>
          </table:table-cell>
          <table:table-cell table:style-name="Warning" table:formula="of:=[.B9]*[.C9]" office:value-type="float" office:value="2" calcext:value-type="float">
            <text:p>2</text:p>
          </table:table-cell>
          <table:table-cell table:style-name="Warning" table:formula="of:=([.B9]-[.$B$29])^2 *[.C9]" office:value-type="float" office:value="73.9590942293645" calcext:value-type="float">
            <text:p>73.9590942293645</text:p>
          </table:table-cell>
          <table:table-cell table:style-name="Warning" table:formula="of:=(EXP(-[.$B$29]) * [.$B$29]^[.B9])/FACT([.B9])" office:value-type="float" office:value="0.00595422343652291" calcext:value-type="float">
            <text:p>0.00595422343652291</text:p>
          </table:table-cell>
          <table:table-cell table:style-name="Warning" table:formula="of:=[.$B$28] *[.F9]" office:value-type="float" office:value="0.88122506860539" calcext:value-type="float">
            <text:p>0.88122506860539</text:p>
          </table:table-cell>
          <table:table-cell table:formula="of:=[.C11]" office:value-type="float" office:value="7" calcext:value-type="float">
            <text:p>7</text:p>
          </table:table-cell>
          <table:table-cell table:formula="of:=[.G11]" office:value-type="float" office:value="7.36435519957979" calcext:value-type="float">
            <text:p>7.36435519957979</text:p>
          </table:table-cell>
          <table:table-cell table:formula="of:=([.H9]-[.I9])^2/[.I9]" office:value-type="float" office:value="0.0180266578489319" calcext:value-type="float">
            <text:p>0.0180266578489319</text:p>
          </table:table-cell>
          <table:table-cell table:number-columns-repeated="7"/>
        </table:table-row>
        <table:table-row table:style-name="ro3">
          <table:table-cell/>
          <table:table-cell table:style-name="Warning" office:value-type="float" office:value="2" calcext:value-type="float">
            <text:p>2</text:p>
          </table:table-cell>
          <table:table-cell table:style-name="Warning" office:value-type="float" office:value="4" calcext:value-type="float">
            <text:p>4</text:p>
          </table:table-cell>
          <table:table-cell table:style-name="Warning" table:formula="of:=[.B10]*[.C10]" office:value-type="float" office:value="8" calcext:value-type="float">
            <text:p>8</text:p>
          </table:table-cell>
          <table:table-cell table:style-name="Warning" table:formula="of:=([.B10]-[.$B$29])^2 *[.C10]" office:value-type="float" office:value="103.26953981008" calcext:value-type="float">
            <text:p>103.26953981008</text:p>
          </table:table-cell>
          <table:table-cell table:style-name="Warning" table:formula="of:=(EXP(-[.$B$29]) * [.$B$29]^[.B10])/FACT([.B10])" office:value-type="float" office:value="0.021081169464446" calcext:value-type="float">
            <text:p>0.021081169464446</text:p>
          </table:table-cell>
          <table:table-cell table:style-name="Warning" table:formula="of:=[.$B$28] *[.F10]" office:value-type="float" office:value="3.120013080738" calcext:value-type="float">
            <text:p>3.120013080738</text:p>
          </table:table-cell>
          <table:table-cell table:formula="of:=[.C12]" office:value-type="float" office:value="13" calcext:value-type="float">
            <text:p>13</text:p>
          </table:table-cell>
          <table:table-cell table:formula="of:=[.G12]" office:value-type="float" office:value="13.0368990695264" calcext:value-type="float">
            <text:p>13.0368990695264</text:p>
          </table:table-cell>
          <table:table-cell table:formula="of:=([.H10]-[.I10])^2/[.I10]" office:value-type="float" office:value="0.000104437514216498" calcext:value-type="float">
            <text:p>0.000104437514216498</text:p>
          </table:table-cell>
          <table:table-cell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21" calcext:value-type="float">
            <text:p>21</text:p>
          </table:table-cell>
          <table:table-cell table:formula="of:=([.B11]-[.$B$29])^2 *[.C11]" office:value-type="float" office:value="116.586559532505" calcext:value-type="float">
            <text:p>116.586559532505</text:p>
          </table:table-cell>
          <table:table-cell table:formula="of:=(EXP(-[.$B$29]) * [.$B$29]^[.B11])/FACT([.B11])" office:value-type="float" office:value="0.0497591567539175" calcext:value-type="float">
            <text:p>0.0497591567539175</text:p>
          </table:table-cell>
          <table:table-cell table:formula="of:=[.$B$28] *[.F11]" office:value-type="float" office:value="7.36435519957979" calcext:value-type="float">
            <text:p>7.36435519957979</text:p>
          </table:table-cell>
          <table:table-cell table:formula="of:=[.C13]" office:value-type="float" office:value="20" calcext:value-type="float">
            <text:p>20</text:p>
          </table:table-cell>
          <table:table-cell table:formula="of:=[.G13]" office:value-type="float" office:value="18.4630678714374" calcext:value-type="float">
            <text:p>18.4630678714374</text:p>
          </table:table-cell>
          <table:table-cell table:formula="of:=([.H11]-[.I11])^2/[.I11]" office:value-type="float" office:value="0.127939754338572" calcext:value-type="float">
            <text:p>0.127939754338572</text:p>
          </table:table-cell>
          <table:table-cell table:number-columns-repeated="7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12]*[.C12]" office:value-type="float" office:value="52" calcext:value-type="float">
            <text:p>52</text:p>
          </table:table-cell>
          <table:table-cell table:formula="of:=([.B12]-[.$B$29])^2 *[.C12]" office:value-type="float" office:value="123.409788166545" calcext:value-type="float">
            <text:p>123.409788166545</text:p>
          </table:table-cell>
          <table:table-cell table:formula="of:=(EXP(-[.$B$29]) * [.$B$29]^[.B12])/FACT([.B12])" office:value-type="float" office:value="0.0880871558751783" calcext:value-type="float">
            <text:p>0.0880871558751783</text:p>
          </table:table-cell>
          <table:table-cell table:formula="of:=[.$B$28] *[.F12]" office:value-type="float" office:value="13.0368990695264" calcext:value-type="float">
            <text:p>13.0368990695264</text:p>
          </table:table-cell>
          <table:table-cell table:formula="of:=[.C14]" office:value-type="float" office:value="21" calcext:value-type="float">
            <text:p>21</text:p>
          </table:table-cell>
          <table:table-cell table:formula="of:=[.G14]" office:value-type="float" office:value="21.7897467671918" calcext:value-type="float">
            <text:p>21.7897467671918</text:p>
          </table:table-cell>
          <table:table-cell table:formula="of:=([.H12]-[.I12])^2/[.I12]" office:value-type="float" office:value="0.0286235523043821" calcext:value-type="float">
            <text:p>0.0286235523043821</text:p>
          </table:table-cell>
          <table:table-cell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13]*[.C13]" office:value-type="float" office:value="100" calcext:value-type="float">
            <text:p>100</text:p>
          </table:table-cell>
          <table:table-cell table:formula="of:=([.B13]-[.$B$29])^2 *[.C13]" office:value-type="float" office:value="86.617969320672" calcext:value-type="float">
            <text:p>86.617969320672</text:p>
          </table:table-cell>
          <table:table-cell table:formula="of:=(EXP(-[.$B$29]) * [.$B$29]^[.B13])/FACT([.B13])" office:value-type="float" office:value="0.124750458590793" calcext:value-type="float">
            <text:p>0.124750458590793</text:p>
          </table:table-cell>
          <table:table-cell table:formula="of:=[.$B$28] *[.F13]" office:value-type="float" office:value="18.4630678714374" calcext:value-type="float">
            <text:p>18.4630678714374</text:p>
          </table:table-cell>
          <table:table-cell table:formula="of:=[.C15]" office:value-type="float" office:value="18" calcext:value-type="float">
            <text:p>18</text:p>
          </table:table-cell>
          <table:table-cell table:formula="of:=[.G15]" office:value-type="float" office:value="22.0421376563871" calcext:value-type="float">
            <text:p>22.0421376563871</text:p>
          </table:table-cell>
          <table:table-cell table:formula="of:=([.H13]-[.I13])^2/[.I13]" office:value-type="float" office:value="0.741256455607344" calcext:value-type="float">
            <text:p>0.741256455607344</text:p>
          </table:table-cell>
          <table:table-cell table:number-columns-repeated="7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14]*[.C14]" office:value-type="float" office:value="126" calcext:value-type="float">
            <text:p>126</text:p>
          </table:table-cell>
          <table:table-cell table:formula="of:=([.B14]-[.$B$29])^2 *[.C14]" office:value-type="float" office:value="24.5434623813002" calcext:value-type="float">
            <text:p>24.5434623813002</text:p>
          </table:table-cell>
          <table:table-cell table:formula="of:=(EXP(-[.$B$29]) * [.$B$29]^[.B14])/FACT([.B14])" office:value-type="float" office:value="0.147228018697242" calcext:value-type="float">
            <text:p>0.147228018697242</text:p>
          </table:table-cell>
          <table:table-cell table:formula="of:=[.$B$28] *[.F14]" office:value-type="float" office:value="21.7897467671918" calcext:value-type="float">
            <text:p>21.7897467671918</text:p>
          </table:table-cell>
          <table:table-cell table:formula="of:=[.C16]" office:value-type="float" office:value="14" calcext:value-type="float">
            <text:p>14</text:p>
          </table:table-cell>
          <table:table-cell table:formula="of:=[.G16]" office:value-type="float" office:value="19.5102704931535" calcext:value-type="float">
            <text:p>19.5102704931535</text:p>
          </table:table-cell>
          <table:table-cell table:formula="of:=([.H14]-[.I14])^2/[.I14]" office:value-type="float" office:value="1.55626140182796" calcext:value-type="float">
            <text:p>1.55626140182796</text:p>
          </table:table-cell>
          <table:table-cell table:number-columns-repeated="7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B15]*[.C15]" office:value-type="float" office:value="126" calcext:value-type="float">
            <text:p>126</text:p>
          </table:table-cell>
          <table:table-cell table:formula="of:=([.B15]-[.$B$29])^2 *[.C15]" office:value-type="float" office:value="0.118334550766982" calcext:value-type="float">
            <text:p>0.118334550766982</text:p>
          </table:table-cell>
          <table:table-cell table:formula="of:=(EXP(-[.$B$29]) * [.$B$29]^[.B15])/FACT([.B15])" office:value-type="float" office:value="0.148933362543156" calcext:value-type="float">
            <text:p>0.148933362543156</text:p>
          </table:table-cell>
          <table:table-cell table:formula="of:=[.$B$28] *[.F15]" office:value-type="float" office:value="22.0421376563871" calcext:value-type="float">
            <text:p>22.0421376563871</text:p>
          </table:table-cell>
          <table:table-cell table:formula="of:=[.C17]" office:value-type="float" office:value="16" calcext:value-type="float">
            <text:p>16</text:p>
          </table:table-cell>
          <table:table-cell table:formula="of:=[.G17]" office:value-type="float" office:value="15.3504230306493" calcext:value-type="float">
            <text:p>15.3504230306493</text:p>
          </table:table-cell>
          <table:table-cell table:formula="of:=([.H15]-[.I15])^2/[.I15]" office:value-type="float" office:value="0.0274878573879304" calcext:value-type="float">
            <text:p>0.0274878573879304</text:p>
          </table:table-cell>
          <table:table-cell table:number-columns-repeated="7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6]*[.C16]" office:value-type="float" office:value="112" calcext:value-type="float">
            <text:p>112</text:p>
          </table:table-cell>
          <table:table-cell table:formula="of:=([.B16]-[.$B$29])^2 *[.C16]" office:value-type="float" office:value="11.8217677136596" calcext:value-type="float">
            <text:p>11.8217677136596</text:p>
          </table:table-cell>
          <table:table-cell table:formula="of:=(EXP(-[.$B$29]) * [.$B$29]^[.B16])/FACT([.B16])" office:value-type="float" office:value="0.131826151980767" calcext:value-type="float">
            <text:p>0.131826151980767</text:p>
          </table:table-cell>
          <table:table-cell table:formula="of:=[.$B$28] *[.F16]" office:value-type="float" office:value="19.5102704931535" calcext:value-type="float">
            <text:p>19.5102704931535</text:p>
          </table:table-cell>
          <table:table-cell table:formula="of:=[.C18]" office:value-type="float" office:value="13" calcext:value-type="float">
            <text:p>13</text:p>
          </table:table-cell>
          <table:table-cell table:formula="of:=[.G18]" office:value-type="float" office:value="10.8697590108922" calcext:value-type="float">
            <text:p>10.8697590108922</text:p>
          </table:table-cell>
          <table:table-cell table:formula="of:=([.H16]-[.I16])^2/[.I16]" office:value-type="float" office:value="0.417481810510038" calcext:value-type="float">
            <text:p>0.417481810510038</text:p>
          </table:table-cell>
          <table:table-cell table:number-columns-repeated="7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B17]*[.C17]" office:value-type="float" office:value="144" calcext:value-type="float">
            <text:p>144</text:p>
          </table:table-cell>
          <table:table-cell table:formula="of:=([.B17]-[.$B$29])^2 *[.C17]" office:value-type="float" office:value="58.9159970781593" calcext:value-type="float">
            <text:p>58.9159970781593</text:p>
          </table:table-cell>
          <table:table-cell table:formula="of:=(EXP(-[.$B$29]) * [.$B$29]^[.B17])/FACT([.B17])" office:value-type="float" office:value="0.103719074531414" calcext:value-type="float">
            <text:p>0.103719074531414</text:p>
          </table:table-cell>
          <table:table-cell table:formula="of:=[.$B$28] *[.F17]" office:value-type="float" office:value="15.3504230306493" calcext:value-type="float">
            <text:p>15.3504230306493</text:p>
          </table:table-cell>
          <table:table-cell table:formula="of:=[.C19]" office:value-type="float" office:value="9" calcext:value-type="float">
            <text:p>9</text:p>
          </table:table-cell>
          <table:table-cell table:formula="of:=[.G19]" office:value-type="float" office:value="6.99724044435811" calcext:value-type="float">
            <text:p>6.99724044435811</text:p>
          </table:table-cell>
          <table:table-cell table:formula="of:=([.H17]-[.I17])^2/[.I17]" office:value-type="float" office:value="0.573232529253588" calcext:value-type="float">
            <text:p>0.573232529253588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8]*[.C18]" office:value-type="float" office:value="130" calcext:value-type="float">
            <text:p>130</text:p>
          </table:table-cell>
          <table:table-cell table:formula="of:=([.B18]-[.$B$29])^2 *[.C18]" office:value-type="float" office:value="110.761139517896" calcext:value-type="float">
            <text:p>110.761139517896</text:p>
          </table:table-cell>
          <table:table-cell table:formula="of:=(EXP(-[.$B$29]) * [.$B$29]^[.B18])/FACT([.B18])" office:value-type="float" office:value="0.0734443176411634" calcext:value-type="float">
            <text:p>0.0734443176411634</text:p>
          </table:table-cell>
          <table:table-cell table:formula="of:=[.$B$28] *[.F18]" office:value-type="float" office:value="10.8697590108922" calcext:value-type="float">
            <text:p>10.8697590108922</text:p>
          </table:table-cell>
          <table:table-cell table:formula="of:=[.C20]" office:value-type="float" office:value="5" calcext:value-type="float">
            <text:p>5</text:p>
          </table:table-cell>
          <table:table-cell table:formula="of:=[.G20]" office:value-type="float" office:value="4.1290022441933" calcext:value-type="float">
            <text:p>4.1290022441933</text:p>
          </table:table-cell>
          <table:table-cell table:formula="of:=([.H18]-[.I18])^2/[.I18]" office:value-type="float" office:value="0.183733755942418" calcext:value-type="float">
            <text:p>0.183733755942418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19]*[.C19]" office:value-type="float" office:value="99" calcext:value-type="float">
            <text:p>99</text:p>
          </table:table-cell>
          <table:table-cell table:formula="of:=([.B19]-[.$B$29])^2 *[.C19]" office:value-type="float" office:value="138.221329437546" calcext:value-type="float">
            <text:p>138.221329437546</text:p>
          </table:table-cell>
          <table:table-cell table:formula="of:=(EXP(-[.$B$29]) * [.$B$29]^[.B19])/FACT([.B19])" office:value-type="float" office:value="0.0472786516510683" calcext:value-type="float">
            <text:p>0.0472786516510683</text:p>
          </table:table-cell>
          <table:table-cell table:formula="of:=[.$B$28] *[.F19]" office:value-type="float" office:value="6.99724044435811" calcext:value-type="float">
            <text:p>6.99724044435811</text:p>
          </table:table-cell>
          <table:table-cell table:style-name="Warning" table:formula="of:=SUM([.C21:.C23])" office:value-type="float" office:value="5" calcext:value-type="float">
            <text:p>5</text:p>
          </table:table-cell>
          <table:table-cell table:style-name="Warning" table:formula="of:=SUM([.G21:.G23])" office:value-type="float" office:value="3.92362623990871" calcext:value-type="float">
            <text:p>3.92362623990871</text:p>
          </table:table-cell>
          <table:table-cell table:formula="of:=([.H19]-[.I19])^2/[.I19]" office:value-type="float" office:value="0.295283087779541" calcext:value-type="float">
            <text:p>0.295283087779541</text:p>
          </table:table-cell>
          <table:table-cell table:number-columns-repeated="7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20]*[.C20]" office:value-type="float" office:value="60" calcext:value-type="float">
            <text:p>60</text:p>
          </table:table-cell>
          <table:table-cell table:formula="of:=([.B20]-[.$B$29])^2 *[.C20]" office:value-type="float" office:value="120.978816654492" calcext:value-type="float">
            <text:p>120.978816654492</text:p>
          </table:table-cell>
          <table:table-cell table:formula="of:=(EXP(-[.$B$29]) * [.$B$29]^[.B20])/FACT([.B20])" office:value-type="float" office:value="0.0278986638121169" calcext:value-type="float">
            <text:p>0.0278986638121169</text:p>
          </table:table-cell>
          <table:table-cell table:formula="of:=[.$B$28] *[.F20]" office:value-type="float" office:value="4.1290022441933" calcext:value-type="float">
            <text:p>4.1290022441933</text:p>
          </table:table-cell>
          <table:table-cell table:number-columns-repeated="10"/>
        </table:table-row>
        <table:table-row table:style-name="ro3">
          <table:table-cell/>
          <table:table-cell table:style-name="Warning" office:value-type="float" office:value="13" calcext:value-type="float">
            <text:p>13</text:p>
          </table:table-cell>
          <table:table-cell table:style-name="Warning" office:value-type="float" office:value="3" calcext:value-type="float">
            <text:p>3</text:p>
          </table:table-cell>
          <table:table-cell table:style-name="Warning" table:formula="of:=[.B21]*[.C21]" office:value-type="float" office:value="39" calcext:value-type="float">
            <text:p>39</text:p>
          </table:table-cell>
          <table:table-cell table:style-name="Warning" table:formula="of:=([.B21]-[.$B$29])^2 *[.C21]" office:value-type="float" office:value="105.100803506209" calcext:value-type="float">
            <text:p>105.100803506209</text:p>
          </table:table-cell>
          <table:table-cell table:style-name="Warning" table:formula="of:=(EXP(-[.$B$29]) * [.$B$29]^[.B21])/FACT([.B21])" office:value-type="float" office:value="0.015196361577494" calcext:value-type="float">
            <text:p>0.015196361577494</text:p>
          </table:table-cell>
          <table:table-cell table:style-name="Warning" table:formula="of:=[.$B$28] *[.F21]" office:value-type="float" office:value="2.24906151346912" calcext:value-type="float">
            <text:p>2.24906151346912</text:p>
          </table:table-cell>
          <table:table-cell table:number-columns-repeated="10"/>
        </table:table-row>
        <table:table-row table:style-name="ro3">
          <table:table-cell/>
          <table:table-cell table:style-name="Warning" office:value-type="float" office:value="14" calcext:value-type="float">
            <text:p>14</text:p>
          </table:table-cell>
          <table:table-cell table:style-name="Warning" office:value-type="float" office:value="1" calcext:value-type="float">
            <text:p>1</text:p>
          </table:table-cell>
          <table:table-cell table:style-name="Warning" table:formula="of:=[.B22]*[.C22]" office:value-type="float" office:value="14" calcext:value-type="float">
            <text:p>14</text:p>
          </table:table-cell>
          <table:table-cell table:style-name="Warning" table:formula="of:=([.B22]-[.$B$29])^2 *[.C22]" office:value-type="float" office:value="47.8714390065742" calcext:value-type="float">
            <text:p>47.8714390065742</text:p>
          </table:table-cell>
          <table:table-cell table:style-name="Warning" table:formula="of:=(EXP(-[.$B$29]) * [.$B$29]^[.B22])/FACT([.B22])" office:value-type="float" office:value="0.00768619060483288" calcext:value-type="float">
            <text:p>0.00768619060483288</text:p>
          </table:table-cell>
          <table:table-cell table:style-name="Warning" table:formula="of:=[.$B$28] *[.F22]" office:value-type="float" office:value="1.13755620951527" calcext:value-type="float">
            <text:p>1.13755620951527</text:p>
          </table:table-cell>
          <table:table-cell table:number-columns-repeated="10"/>
        </table:table-row>
        <table:table-row table:style-name="ro3">
          <table:table-cell/>
          <table:table-cell table:style-name="Warning" office:value-type="float" office:value="15" calcext:value-type="float">
            <text:p>15</text:p>
          </table:table-cell>
          <table:table-cell table:style-name="Warning" office:value-type="float" office:value="1" calcext:value-type="float">
            <text:p>1</text:p>
          </table:table-cell>
          <table:table-cell table:style-name="Warning" table:formula="of:=[.B23]*[.C23]" office:value-type="float" office:value="15" calcext:value-type="float">
            <text:p>15</text:p>
          </table:table-cell>
          <table:table-cell table:style-name="Warning" table:formula="of:=([.B23]-[.$B$29])^2 *[.C23]" office:value-type="float" office:value="62.709276844412" calcext:value-type="float">
            <text:p>62.709276844412</text:p>
          </table:table-cell>
          <table:table-cell table:style-name="Warning" table:formula="of:=(EXP(-[.$B$29]) * [.$B$29]^[.B23])/FACT([.B23])" office:value-type="float" office:value="0.00362843592516435" calcext:value-type="float">
            <text:p>0.00362843592516435</text:p>
          </table:table-cell>
          <table:table-cell table:style-name="Warning" table:formula="of:=[.$B$28] *[.F23]" office:value-type="float" office:value="0.537008516924324" calcext:value-type="float">
            <text:p>0.537008516924324</text:p>
          </table:table-cell>
          <table:table-cell table:number-columns-repeated="10"/>
        </table:table-row>
        <table:table-row table:style-name="ro3">
          <table:table-cell table:number-columns-repeated="9"/>
          <table:table-cell table:style-name="ce5" office:value-type="string" calcext:value-type="string">
            <text:p>V</text:p>
          </table:table-cell>
          <table:table-cell table:style-name="ce5"/>
          <table:table-cell table:style-name="ce5" office:value-type="string" calcext:value-type="string">
            <text:p>DF = 12-1-1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Totale</text:p>
          </table:table-cell>
          <table:table-cell table:style-name="ce2"/>
          <table:table-cell table:style-name="ce2" table:formula="of:=SUM([.C8:.C23])" office:value-type="float" office:value="148" calcext:value-type="float">
            <text:p>148</text:p>
          </table:table-cell>
          <table:table-cell table:style-name="ce2" table:formula="of:=SUM([.D8:.D23])" office:value-type="float" office:value="1048" calcext:value-type="float">
            <text:p>1048</text:p>
          </table:table-cell>
          <table:table-cell table:style-name="ce2" table:formula="of:=SUM([.E8:.E23])" office:value-type="float" office:value="1235.02702702703" calcext:value-type="float">
            <text:p>1235.02702702703</text:p>
          </table:table-cell>
          <table:table-cell table:style-name="ce2" table:formula="of:=SUM([.F8:.F23])" office:value-type="float" office:value="0.997312256700358" calcext:value-type="float">
            <text:p>0.997312256700358</text:p>
          </table:table-cell>
          <table:table-cell table:style-name="ce2" table:formula="of:=SUM([.G8:.G23])" office:value-type="float" office:value="147.602213991653" calcext:value-type="float">
            <text:p>147.602213991653</text:p>
          </table:table-cell>
          <table:table-cell table:style-name="ce2" table:formula="of:=SUM([.H8:.H23])" office:value-type="float" office:value="148" calcext:value-type="float">
            <text:p>148</text:p>
          </table:table-cell>
          <table:table-cell table:style-name="ce2" table:formula="of:=SUM([.I8:.I23])" office:value-type="float" office:value="147.602213991653" calcext:value-type="float">
            <text:p>147.602213991653</text:p>
          </table:table-cell>
          <table:table-cell table:style-name="ce2" table:formula="of:=SUM([.J8:.J23])" office:value-type="float" office:value="5.97193009608522" calcext:value-type="float">
            <text:p>5.97193009608522</text:p>
          </table:table-cell>
          <table:table-cell table:number-columns-repeated="7"/>
        </table:table-row>
        <table:table-row table:style-name="ro3">
          <table:table-cell table:number-columns-repeated="9"/>
          <table:table-cell office:value-type="string" calcext:value-type="string" table:number-columns-spanned="2" table:number-rows-spanned="1">
            <text:p>Tra P10 e P90</text:p>
          </table:table-cell>
          <table:covered-table-cell/>
          <table:table-cell table:number-columns-repeated="2"/>
          <table:table-cell table:style-name="Accent_20_3" office:value-type="string" calcext:value-type="string">
            <text:p>Note</text:p>
          </table:table-cell>
          <table:table-cell table:number-columns-repeated="3"/>
        </table:table-row>
        <table:table-row table:style-name="ro3">
          <table:table-cell table:number-columns-repeated="13"/>
          <table:table-cell office:value-type="string" calcext:value-type="string" table:number-columns-spanned="4" table:number-rows-spanned="1">
            <text:p>Differenze tra usare lambda e media</text:p>
          </table:table-cell>
          <table:covered-table-cell table:number-columns-repeated="3"/>
        </table:table-row>
        <table:table-row table:style-name="ro3">
          <table:table-cell table:style-name="ce8" office:value-type="string" calcext:value-type="string">
            <text:p>n</text:p>
          </table:table-cell>
          <table:table-cell table:style-name="ce8" table:formula="of:=[.C25]" office:value-type="float" office:value="148" calcext:value-type="float">
            <text:p>148</text:p>
          </table:table-cell>
          <table:table-cell table:number-columns-repeated="11"/>
          <table:table-cell table:style-name="Accent_20_1"/>
          <table:table-cell table:style-name="Accent_20_1" office:value-type="string" calcext:value-type="string">
            <text:p>lambda</text:p>
          </table:table-cell>
          <table:table-cell table:style-name="Accent_20_1" office:value-type="string" calcext:value-type="string">
            <text:p>media</text:p>
          </table:table-cell>
          <table:table-cell table:style-name="Accent_20_1" office:value-type="string" calcext:value-type="string">
            <text:p>diff</text:p>
          </table:table-cell>
        </table:table-row>
        <table:table-row table:style-name="ro3">
          <table:table-cell table:style-name="ce8" office:value-type="string" calcext:value-type="string">
            <text:p>media</text:p>
          </table:table-cell>
          <table:table-cell table:style-name="ce8" table:formula="of:=[.D25]/[.B28]" office:value-type="float" office:value="7.08108108108108" calcext:value-type="float">
            <text:p>7.08108108108108</text:p>
          </table:table-cell>
          <table:table-cell table:number-columns-repeated="11"/>
          <table:table-cell table:style-name="Accent_20_2" office:value-type="string" calcext:value-type="string">
            <text:p>p(i)</text:p>
          </table:table-cell>
          <table:table-cell table:formula="of:=[.F58]" office:value-type="float" office:value="0.993853272166279" calcext:value-type="float">
            <text:p>0.993853272166279</text:p>
          </table:table-cell>
          <table:table-cell table:formula="of:=[.F25]" office:value-type="float" office:value="0.997312256700358" calcext:value-type="float">
            <text:p>0.997312256700358</text:p>
          </table:table-cell>
          <table:table-cell table:formula="of:=[.O29]-[.P29]" office:value-type="float" office:value="-0.00345898453407911" calcext:value-type="float">
            <text:p>-0.00345898453407911</text:p>
          </table:table-cell>
        </table:table-row>
        <table:table-row table:style-name="ro3">
          <table:table-cell table:style-name="ce8" office:value-type="string" calcext:value-type="string">
            <text:p>varianza</text:p>
          </table:table-cell>
          <table:table-cell table:style-name="ce8" table:formula="of:=[.E25]/([.B28]-1)" office:value-type="float" office:value="8.4015444015444" calcext:value-type="float">
            <text:p>8.4015444015444</text:p>
          </table:table-cell>
          <table:table-cell table:number-columns-repeated="11"/>
          <table:table-cell table:style-name="Accent_20_2" office:value-type="string" calcext:value-type="string">
            <text:p>Fi</text:p>
          </table:table-cell>
          <table:table-cell table:formula="of:=[.G58]" office:value-type="float" office:value="147.090284280609" calcext:value-type="float">
            <text:p>147.090284280609</text:p>
          </table:table-cell>
          <table:table-cell table:formula="of:=[.G25]" office:value-type="float" office:value="147.602213991653" calcext:value-type="float">
            <text:p>147.602213991653</text:p>
          </table:table-cell>
          <table:table-cell table:formula="of:=[.O30]-[.P30]" office:value-type="float" office:value="-0.511929711043706" calcext:value-type="float">
            <text:p>-0.511929711043706</text:p>
          </table:table-cell>
        </table:table-row>
        <table:table-row table:style-name="ro3">
          <table:table-cell table:style-name="ce8" office:value-type="string" calcext:value-type="string">
            <text:p>dev std</text:p>
          </table:table-cell>
          <table:table-cell table:style-name="ce8" table:formula="of:=SQRT([.B30])" office:value-type="float" office:value="2.89854177157142" calcext:value-type="float">
            <text:p>2.89854177157142</text:p>
          </table:table-cell>
          <table:table-cell table:number-columns-repeated="11"/>
          <table:table-cell table:style-name="Accent_20_2" office:value-type="string" calcext:value-type="string">
            <text:p>Gi</text:p>
          </table:table-cell>
          <table:table-cell table:formula="of:=[.J58]" office:value-type="float" office:value="15.656128440252" calcext:value-type="float">
            <text:p>15.656128440252</text:p>
          </table:table-cell>
          <table:table-cell table:formula="of:=[.J25]" office:value-type="float" office:value="5.97193009608522" calcext:value-type="float">
            <text:p>5.97193009608522</text:p>
          </table:table-cell>
          <table:table-cell table:formula="of:=[.O31]-[.P31]" office:value-type="float" office:value="9.68419834416676" calcext:value-type="float">
            <text:p>9.68419834416676</text:p>
          </table:table-cell>
        </table:table-row>
        <table:table-row table:style-name="ro3">
          <table:table-cell table:style-name="ce11" office:value-type="string" calcext:value-type="string">
            <text:p>V </text:p>
          </table:table-cell>
          <table:table-cell table:style-name="ce11" table:formula="of:=[.B31]/[.B29]" office:value-type="float" office:value="0.409336051710468" calcext:value-type="float">
            <text:p>0.409336051710468</text:p>
          </table:table-cell>
          <table:table-cell table:number-columns-repeated="15"/>
        </table:table-row>
        <table:table-row table:style-name="ro3">
          <table:table-cell table:style-name="ce10" office:value-type="string" calcext:value-type="string">
            <text:p>lambda</text:p>
          </table:table-cell>
          <table:table-cell table:style-name="ce10" table:formula="of:=([.B29]+[.B30])/2" office:value-type="float" office:value="7.74131274131274" calcext:value-type="float">
            <text:p>7.74131274131274</text:p>
          </table:table-cell>
          <table:table-cell table:number-columns-repeated="15"/>
        </table:table-row>
        <table:table-row table:style-name="ro2" table:number-rows-repeated="3">
          <table:table-cell table:number-columns-repeated="17"/>
        </table:table-row>
        <table:table-row table:style-name="ro3">
          <table:table-cell/>
          <table:table-cell table:style-name="ce12" office:value-type="string" calcext:value-type="string" table:number-columns-spanned="9" table:number-rows-spanned="1">
            <text:p>Se uso lambda</text:p>
          </table:table-cell>
          <table:covered-table-cell table:number-columns-repeated="8"/>
          <table:table-cell table:number-columns-repeated="7"/>
        </table:table-row>
        <table:table-row table:style-name="ro2" table:number-rows-repeated="2">
          <table:table-cell table:number-columns-repeated="17"/>
        </table:table-row>
        <table:table-row table:style-name="ro3">
          <table:table-cell/>
          <table:table-cell table:style-name="ce7" office:value-type="string" calcext:value-type="string">
            <text:p>classe</text:p>
          </table:table-cell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Totale</text:p>
          </table:table-cell>
          <table:table-cell table:style-name="ce7" office:value-type="string" calcext:value-type="string">
            <text:p>Ris</text:p>
          </table:table-cell>
          <table:table-cell table:style-name="ce7" office:value-type="string" calcext:value-type="string">
            <text:p>p(i)</text:p>
          </table:table-cell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fi ragg</text:p>
          </table:table-cell>
          <table:table-cell table:style-name="ce7" office:value-type="string" calcext:value-type="string">
            <text:p>Fi ragg</text:p>
          </table:table-cell>
          <table:table-cell table:style-name="ce7" office:value-type="string" calcext:value-type="string">
            <text:p>Gi</text:p>
          </table:table-cell>
          <table:table-cell table:number-columns-repeated="7"/>
        </table:table-row>
        <table:table-row table:style-name="ro3">
          <table:table-cell/>
          <table:table-cell table:style-name="Warning" office:value-type="float" office:value="0" calcext:value-type="float">
            <text:p>0</text:p>
          </table:table-cell>
          <table:table-cell table:style-name="Warning" office:value-type="float" office:value="1" calcext:value-type="float">
            <text:p>1</text:p>
          </table:table-cell>
          <table:table-cell table:style-name="Warning" table:formula="of:=[.B41]*[.C41]" office:value-type="float" office:value="0" calcext:value-type="float">
            <text:p>0</text:p>
          </table:table-cell>
          <table:table-cell table:style-name="Warning" table:formula="of:=([.B41]-[.$B$29])^2 *[.C41]" office:value-type="float" office:value="50.1417092768444" calcext:value-type="float">
            <text:p>50.1417092768444</text:p>
          </table:table-cell>
          <table:table-cell table:style-name="Warning" table:formula="of:=(EXP(-[.$B$33]) * [.$B$33]^[.B41])/FACT([.B41])" office:value-type="float" office:value="0.000434500813361336" calcext:value-type="float">
            <text:p>0.000434500813361336</text:p>
          </table:table-cell>
          <table:table-cell table:style-name="Warning" table:formula="of:=[.$B$28] *[.F41]" office:value-type="float" office:value="0.0643061203774777" calcext:value-type="float">
            <text:p>0.0643061203774777</text:p>
          </table:table-cell>
          <table:table-cell table:style-name="Warning" table:formula="of:=SUM([.C41:.C43])" office:value-type="float" office:value="7" calcext:value-type="float">
            <text:p>7</text:p>
          </table:table-cell>
          <table:table-cell table:style-name="Warning" table:formula="of:=SUM([.G41:.G43])" office:value-type="float" office:value="2.48898602328079" calcext:value-type="float">
            <text:p>2.48898602328079</text:p>
          </table:table-cell>
          <table:table-cell table:formula="of:=([.H41]-[.I41])^2/[.I41]" office:value-type="float" office:value="8.17571770504892" calcext:value-type="float">
            <text:p>8.17571770504892</text:p>
          </table:table-cell>
          <table:table-cell table:number-columns-repeated="7"/>
        </table:table-row>
        <table:table-row table:style-name="ro3">
          <table:table-cell/>
          <table:table-cell table:style-name="Warning" office:value-type="float" office:value="1" calcext:value-type="float">
            <text:p>1</text:p>
          </table:table-cell>
          <table:table-cell table:style-name="Warning" office:value-type="float" office:value="2" calcext:value-type="float">
            <text:p>2</text:p>
          </table:table-cell>
          <table:table-cell table:style-name="Warning" table:formula="of:=[.B42]*[.C42]" office:value-type="float" office:value="2" calcext:value-type="float">
            <text:p>2</text:p>
          </table:table-cell>
          <table:table-cell table:style-name="Warning" table:formula="of:=([.B42]-[.$B$29])^2 *[.C42]" office:value-type="float" office:value="73.9590942293645" calcext:value-type="float">
            <text:p>73.9590942293645</text:p>
          </table:table-cell>
          <table:table-cell table:style-name="Warning" table:formula="of:=(EXP(-[.$B$33]) * [.$B$33]^[.B42])/FACT([.B42])" office:value-type="float" office:value="0.00336360668258486" calcext:value-type="float">
            <text:p>0.00336360668258486</text:p>
          </table:table-cell>
          <table:table-cell table:style-name="Warning" table:formula="of:=[.$B$28] *[.F42]" office:value-type="float" office:value="0.497813789022559" calcext:value-type="float">
            <text:p>0.497813789022559</text:p>
          </table:table-cell>
          <table:table-cell table:formula="of:=[.C44]" office:value-type="float" office:value="7" calcext:value-type="float">
            <text:p>7</text:p>
          </table:table-cell>
          <table:table-cell table:formula="of:=[.G44]" office:value-type="float" office:value="4.97215773272962" calcext:value-type="float">
            <text:p>4.97215773272962</text:p>
          </table:table-cell>
          <table:table-cell table:formula="of:=([.H42]-[.I42])^2/[.I42]" office:value-type="float" office:value="0.827034153373651" calcext:value-type="float">
            <text:p>0.827034153373651</text:p>
          </table:table-cell>
          <table:table-cell table:number-columns-repeated="7"/>
        </table:table-row>
        <table:table-row table:style-name="ro3">
          <table:table-cell/>
          <table:table-cell table:style-name="Warning" office:value-type="float" office:value="2" calcext:value-type="float">
            <text:p>2</text:p>
          </table:table-cell>
          <table:table-cell table:style-name="Warning" office:value-type="float" office:value="4" calcext:value-type="float">
            <text:p>4</text:p>
          </table:table-cell>
          <table:table-cell table:style-name="Warning" table:formula="of:=[.B43]*[.C43]" office:value-type="float" office:value="8" calcext:value-type="float">
            <text:p>8</text:p>
          </table:table-cell>
          <table:table-cell table:style-name="Warning" table:formula="of:=([.B43]-[.$B$29])^2 *[.C43]" office:value-type="float" office:value="103.26953981008" calcext:value-type="float">
            <text:p>103.26953981008</text:p>
          </table:table-cell>
          <table:table-cell table:style-name="Warning" table:formula="of:=(EXP(-[.$B$33]) * [.$B$33]^[.B43])/FACT([.B43])" office:value-type="float" office:value="0.0130193656343294" calcext:value-type="float">
            <text:p>0.0130193656343294</text:p>
          </table:table-cell>
          <table:table-cell table:style-name="Warning" table:formula="of:=[.$B$28] *[.F43]" office:value-type="float" office:value="1.92686611388075" calcext:value-type="float">
            <text:p>1.92686611388075</text:p>
          </table:table-cell>
          <table:table-cell table:formula="of:=[.C45]" office:value-type="float" office:value="13" calcext:value-type="float">
            <text:p>13</text:p>
          </table:table-cell>
          <table:table-cell table:formula="of:=[.G45]" office:value-type="float" office:value="9.62275700204911" calcext:value-type="float">
            <text:p>9.62275700204911</text:p>
          </table:table-cell>
          <table:table-cell table:formula="of:=([.H43]-[.I43])^2/[.I43]" office:value-type="float" office:value="1.18529131150039" calcext:value-type="float">
            <text:p>1.18529131150039</text:p>
          </table:table-cell>
          <table:table-cell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44]*[.C44]" office:value-type="float" office:value="21" calcext:value-type="float">
            <text:p>21</text:p>
          </table:table-cell>
          <table:table-cell table:formula="of:=([.B44]-[.$B$29])^2 *[.C44]" office:value-type="float" office:value="116.586559532505" calcext:value-type="float">
            <text:p>116.586559532505</text:p>
          </table:table-cell>
          <table:table-cell table:style-name="ce13" table:formula="of:=(EXP(-[.$B$33]) * [.$B$33]^[.B44])/FACT([.B44])" office:value-type="float" office:value="0.0335956603562812" calcext:value-type="float">
            <text:p>0.0335956603562812</text:p>
          </table:table-cell>
          <table:table-cell table:formula="of:=[.$B$28] *[.F44]" office:value-type="float" office:value="4.97215773272962" calcext:value-type="float">
            <text:p>4.97215773272962</text:p>
          </table:table-cell>
          <table:table-cell table:formula="of:=[.C46]" office:value-type="float" office:value="20" calcext:value-type="float">
            <text:p>20</text:p>
          </table:table-cell>
          <table:table-cell table:formula="of:=[.G46]" office:value-type="float" office:value="14.8985542773038" calcext:value-type="float">
            <text:p>14.8985542773038</text:p>
          </table:table-cell>
          <table:table-cell table:formula="of:=([.H44]-[.I44])^2/[.I44]" office:value-type="float" office:value="1.74679690238539" calcext:value-type="float">
            <text:p>1.74679690238539</text:p>
          </table:table-cell>
          <table:table-cell table:number-columns-repeated="7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45]*[.C45]" office:value-type="float" office:value="52" calcext:value-type="float">
            <text:p>52</text:p>
          </table:table-cell>
          <table:table-cell table:formula="of:=([.B45]-[.$B$29])^2 *[.C45]" office:value-type="float" office:value="123.409788166545" calcext:value-type="float">
            <text:p>123.409788166545</text:p>
          </table:table-cell>
          <table:table-cell table:style-name="ce13" table:formula="of:=(EXP(-[.$B$33]) * [.$B$33]^[.B45])/FACT([.B45])" office:value-type="float" office:value="0.0650186283922237" calcext:value-type="float">
            <text:p>0.0650186283922237</text:p>
          </table:table-cell>
          <table:table-cell table:formula="of:=[.$B$28] *[.F45]" office:value-type="float" office:value="9.62275700204911" calcext:value-type="float">
            <text:p>9.62275700204911</text:p>
          </table:table-cell>
          <table:table-cell table:formula="of:=[.C47]" office:value-type="float" office:value="21" calcext:value-type="float">
            <text:p>21</text:p>
          </table:table-cell>
          <table:table-cell table:formula="of:=[.G47]" office:value-type="float" office:value="19.2223946756719" calcext:value-type="float">
            <text:p>19.2223946756719</text:p>
          </table:table-cell>
          <table:table-cell table:formula="of:=([.H45]-[.I45])^2/[.I45]" office:value-type="float" office:value="0.164385381862888" calcext:value-type="float">
            <text:p>0.164385381862888</text:p>
          </table:table-cell>
          <table:table-cell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46]*[.C46]" office:value-type="float" office:value="100" calcext:value-type="float">
            <text:p>100</text:p>
          </table:table-cell>
          <table:table-cell table:formula="of:=([.B46]-[.$B$29])^2 *[.C46]" office:value-type="float" office:value="86.617969320672" calcext:value-type="float">
            <text:p>86.617969320672</text:p>
          </table:table-cell>
          <table:table-cell table:style-name="ce13" table:formula="of:=(EXP(-[.$B$33]) * [.$B$33]^[.B46])/FACT([.B46])" office:value-type="float" office:value="0.10066590727908" calcext:value-type="float">
            <text:p>0.10066590727908</text:p>
          </table:table-cell>
          <table:table-cell table:formula="of:=[.$B$28] *[.F46]" office:value-type="float" office:value="14.8985542773038" calcext:value-type="float">
            <text:p>14.8985542773038</text:p>
          </table:table-cell>
          <table:table-cell table:formula="of:=[.C48]" office:value-type="float" office:value="18" calcext:value-type="float">
            <text:p>18</text:p>
          </table:table-cell>
          <table:table-cell table:formula="of:=[.G48]" office:value-type="float" office:value="21.2580812601888" calcext:value-type="float">
            <text:p>21.2580812601888</text:p>
          </table:table-cell>
          <table:table-cell table:formula="of:=([.H46]-[.I46])^2/[.I46]" office:value-type="float" office:value="0.49934391387772" calcext:value-type="float">
            <text:p>0.49934391387772</text:p>
          </table:table-cell>
          <table:table-cell table:number-columns-repeated="7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47]*[.C47]" office:value-type="float" office:value="126" calcext:value-type="float">
            <text:p>126</text:p>
          </table:table-cell>
          <table:table-cell table:formula="of:=([.B47]-[.$B$29])^2 *[.C47]" office:value-type="float" office:value="24.5434623813002" calcext:value-type="float">
            <text:p>24.5434623813002</text:p>
          </table:table-cell>
          <table:table-cell table:style-name="ce13" table:formula="of:=(EXP(-[.$B$33]) * [.$B$33]^[.B47])/FACT([.B47])" office:value-type="float" office:value="0.129881045105892" calcext:value-type="float">
            <text:p>0.129881045105892</text:p>
          </table:table-cell>
          <table:table-cell table:formula="of:=[.$B$28] *[.F47]" office:value-type="float" office:value="19.2223946756719" calcext:value-type="float">
            <text:p>19.2223946756719</text:p>
          </table:table-cell>
          <table:table-cell table:formula="of:=[.C49]" office:value-type="float" office:value="14" calcext:value-type="float">
            <text:p>14</text:p>
          </table:table-cell>
          <table:table-cell table:formula="of:=[.G49]" office:value-type="float" office:value="20.5706819144201" calcext:value-type="float">
            <text:p>20.5706819144201</text:p>
          </table:table-cell>
          <table:table-cell table:formula="of:=([.H47]-[.I47])^2/[.I47]" office:value-type="float" office:value="2.09880552332213" calcext:value-type="float">
            <text:p>2.0988055233221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B48]*[.C48]" office:value-type="float" office:value="126" calcext:value-type="float">
            <text:p>126</text:p>
          </table:table-cell>
          <table:table-cell table:formula="of:=([.B48]-[.$B$29])^2 *[.C48]" office:value-type="float" office:value="0.118334550766982" calcext:value-type="float">
            <text:p>0.118334550766982</text:p>
          </table:table-cell>
          <table:table-cell table:style-name="ce13" table:formula="of:=(EXP(-[.$B$33]) * [.$B$33]^[.B48])/FACT([.B48])" office:value-type="float" office:value="0.143635684190465" calcext:value-type="float">
            <text:p>0.143635684190465</text:p>
          </table:table-cell>
          <table:table-cell table:formula="of:=[.$B$28] *[.F48]" office:value-type="float" office:value="21.2580812601888" calcext:value-type="float">
            <text:p>21.2580812601888</text:p>
          </table:table-cell>
          <table:table-cell table:formula="of:=[.C50]" office:value-type="float" office:value="16" calcext:value-type="float">
            <text:p>16</text:p>
          </table:table-cell>
          <table:table-cell table:formula="of:=[.G50]" office:value-type="float" office:value="17.6937868890658" calcext:value-type="float">
            <text:p>17.6937868890658</text:p>
          </table:table-cell>
          <table:table-cell table:formula="of:=([.H48]-[.I48])^2/[.I48]" office:value-type="float" office:value="0.162142453933592" calcext:value-type="float">
            <text:p>0.162142453933592</text:p>
          </table:table-cell>
          <table:table-cell table:number-columns-repeated="7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49]*[.C49]" office:value-type="float" office:value="112" calcext:value-type="float">
            <text:p>112</text:p>
          </table:table-cell>
          <table:table-cell table:formula="of:=([.B49]-[.$B$29])^2 *[.C49]" office:value-type="float" office:value="11.8217677136596" calcext:value-type="float">
            <text:p>11.8217677136596</text:p>
          </table:table-cell>
          <table:table-cell table:style-name="ce13" table:formula="of:=(EXP(-[.$B$33]) * [.$B$33]^[.B49])/FACT([.B49])" office:value-type="float" office:value="0.138991094016352" calcext:value-type="float">
            <text:p>0.138991094016352</text:p>
          </table:table-cell>
          <table:table-cell table:formula="of:=[.$B$28] *[.F49]" office:value-type="float" office:value="20.5706819144201" calcext:value-type="float">
            <text:p>20.5706819144201</text:p>
          </table:table-cell>
          <table:table-cell table:formula="of:=[.C51]" office:value-type="float" office:value="13" calcext:value-type="float">
            <text:p>13</text:p>
          </table:table-cell>
          <table:table-cell table:formula="of:=[.G51]" office:value-type="float" office:value="13.6973137886397" calcext:value-type="float">
            <text:p>13.6973137886397</text:p>
          </table:table-cell>
          <table:table-cell table:formula="of:=([.H49]-[.I49])^2/[.I49]" office:value-type="float" office:value="0.0354994072071542" calcext:value-type="float">
            <text:p>0.0354994072071542</text:p>
          </table:table-cell>
          <table:table-cell table:number-columns-repeated="7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B50]*[.C50]" office:value-type="float" office:value="144" calcext:value-type="float">
            <text:p>144</text:p>
          </table:table-cell>
          <table:table-cell table:formula="of:=([.B50]-[.$B$29])^2 *[.C50]" office:value-type="float" office:value="58.9159970781593" calcext:value-type="float">
            <text:p>58.9159970781593</text:p>
          </table:table-cell>
          <table:table-cell table:style-name="ce13" table:formula="of:=(EXP(-[.$B$33]) * [.$B$33]^[.B50])/FACT([.B50])" office:value-type="float" office:value="0.119552614115309" calcext:value-type="float">
            <text:p>0.119552614115309</text:p>
          </table:table-cell>
          <table:table-cell table:formula="of:=[.$B$28] *[.F50]" office:value-type="float" office:value="17.6937868890658" calcext:value-type="float">
            <text:p>17.6937868890658</text:p>
          </table:table-cell>
          <table:table-cell table:formula="of:=[.C52]" office:value-type="float" office:value="9" calcext:value-type="float">
            <text:p>9</text:p>
          </table:table-cell>
          <table:table-cell table:formula="of:=[.G52]" office:value-type="float" office:value="9.63956270488686" calcext:value-type="float">
            <text:p>9.63956270488686</text:p>
          </table:table-cell>
          <table:table-cell table:formula="of:=([.H50]-[.I50])^2/[.I50]" office:value-type="float" office:value="0.0424335072041004" calcext:value-type="float">
            <text:p>0.0424335072041004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51]*[.C51]" office:value-type="float" office:value="130" calcext:value-type="float">
            <text:p>130</text:p>
          </table:table-cell>
          <table:table-cell table:formula="of:=([.B51]-[.$B$29])^2 *[.C51]" office:value-type="float" office:value="110.761139517896" calcext:value-type="float">
            <text:p>110.761139517896</text:p>
          </table:table-cell>
          <table:table-cell table:style-name="ce13" table:formula="of:=(EXP(-[.$B$33]) * [.$B$33]^[.B51])/FACT([.B51])" office:value-type="float" office:value="0.092549417490809" calcext:value-type="float">
            <text:p>0.092549417490809</text:p>
          </table:table-cell>
          <table:table-cell table:formula="of:=[.$B$28] *[.F51]" office:value-type="float" office:value="13.6973137886397" calcext:value-type="float">
            <text:p>13.6973137886397</text:p>
          </table:table-cell>
          <table:table-cell table:formula="of:=[.C53]" office:value-type="float" office:value="5" calcext:value-type="float">
            <text:p>5</text:p>
          </table:table-cell>
          <table:table-cell table:formula="of:=[.G53]" office:value-type="float" office:value="6.21857246566865" calcext:value-type="float">
            <text:p>6.21857246566865</text:p>
          </table:table-cell>
          <table:table-cell table:formula="of:=([.H51]-[.I51])^2/[.I51]" office:value-type="float" office:value="0.238787738228294" calcext:value-type="float">
            <text:p>0.238787738228294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52]*[.C52]" office:value-type="float" office:value="99" calcext:value-type="float">
            <text:p>99</text:p>
          </table:table-cell>
          <table:table-cell table:formula="of:=([.B52]-[.$B$29])^2 *[.C52]" office:value-type="float" office:value="138.221329437546" calcext:value-type="float">
            <text:p>138.221329437546</text:p>
          </table:table-cell>
          <table:table-cell table:style-name="ce13" table:formula="of:=(EXP(-[.$B$33]) * [.$B$33]^[.B52])/FACT([.B52])" office:value-type="float" office:value="0.0651321804384247" calcext:value-type="float">
            <text:p>0.0651321804384247</text:p>
          </table:table-cell>
          <table:table-cell table:formula="of:=[.$B$28] *[.F52]" office:value-type="float" office:value="9.63956270488686" calcext:value-type="float">
            <text:p>9.63956270488686</text:p>
          </table:table-cell>
          <table:table-cell table:style-name="Warning" table:formula="of:=SUM([.C54:.C56])" office:value-type="float" office:value="5" calcext:value-type="float">
            <text:p>5</text:p>
          </table:table-cell>
          <table:table-cell table:style-name="Warning" table:formula="of:=SUM([.G54:.G56])" office:value-type="float" office:value="6.80743554670404" calcext:value-type="float">
            <text:p>6.80743554670404</text:p>
          </table:table-cell>
          <table:table-cell table:formula="of:=([.H52]-[.I52])^2/[.I52]" office:value-type="float" office:value="0.479890442307755" calcext:value-type="float">
            <text:p>0.47989044230775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53]*[.C53]" office:value-type="float" office:value="60" calcext:value-type="float">
            <text:p>60</text:p>
          </table:table-cell>
          <table:table-cell table:formula="of:=([.B53]-[.$B$29])^2 *[.C53]" office:value-type="float" office:value="120.978816654492" calcext:value-type="float">
            <text:p>120.978816654492</text:p>
          </table:table-cell>
          <table:table-cell table:style-name="ce13" table:formula="of:=(EXP(-[.$B$33]) * [.$B$33]^[.B53])/FACT([.B53])" office:value-type="float" office:value="0.0420173815247882" calcext:value-type="float">
            <text:p>0.0420173815247882</text:p>
          </table:table-cell>
          <table:table-cell table:formula="of:=[.$B$28] *[.F53]" office:value-type="float" office:value="6.21857246566865" calcext:value-type="float">
            <text:p>6.21857246566865</text:p>
          </table:table-cell>
          <table:table-cell table:number-columns-repeated="10"/>
        </table:table-row>
        <table:table-row table:style-name="ro3">
          <table:table-cell/>
          <table:table-cell table:style-name="Warning" office:value-type="float" office:value="13" calcext:value-type="float">
            <text:p>13</text:p>
          </table:table-cell>
          <table:table-cell table:style-name="Warning" office:value-type="float" office:value="3" calcext:value-type="float">
            <text:p>3</text:p>
          </table:table-cell>
          <table:table-cell table:style-name="Warning" table:formula="of:=[.B54]*[.C54]" office:value-type="float" office:value="39" calcext:value-type="float">
            <text:p>39</text:p>
          </table:table-cell>
          <table:table-cell table:style-name="Warning" table:formula="of:=([.B54]-[.$B$29])^2 *[.C54]" office:value-type="float" office:value="105.100803506209" calcext:value-type="float">
            <text:p>105.100803506209</text:p>
          </table:table-cell>
          <table:table-cell table:style-name="Warning" table:formula="of:=(EXP(-[.$B$33]) * [.$B$33]^[.B54])/FACT([.B54])" office:value-type="float" office:value="0.0250207454580339" calcext:value-type="float">
            <text:p>0.0250207454580339</text:p>
          </table:table-cell>
          <table:table-cell table:style-name="Warning" table:formula="of:=[.$B$28] *[.F54]" office:value-type="float" office:value="3.70307032778902" calcext:value-type="float">
            <text:p>3.70307032778902</text:p>
          </table:table-cell>
          <table:table-cell table:number-columns-repeated="10"/>
        </table:table-row>
        <table:table-row table:style-name="ro3">
          <table:table-cell/>
          <table:table-cell table:style-name="Warning" office:value-type="float" office:value="14" calcext:value-type="float">
            <text:p>14</text:p>
          </table:table-cell>
          <table:table-cell table:style-name="Warning" office:value-type="float" office:value="1" calcext:value-type="float">
            <text:p>1</text:p>
          </table:table-cell>
          <table:table-cell table:style-name="Warning" table:formula="of:=[.B55]*[.C55]" office:value-type="float" office:value="14" calcext:value-type="float">
            <text:p>14</text:p>
          </table:table-cell>
          <table:table-cell table:style-name="Warning" table:formula="of:=([.B55]-[.$B$29])^2 *[.C55]" office:value-type="float" office:value="47.8714390065742" calcext:value-type="float">
            <text:p>47.8714390065742</text:p>
          </table:table-cell>
          <table:table-cell table:style-name="Warning" table:formula="of:=(EXP(-[.$B$33]) * [.$B$33]^[.B55])/FACT([.B55])" office:value-type="float" office:value="0.0138352439722444" calcext:value-type="float">
            <text:p>0.0138352439722444</text:p>
          </table:table-cell>
          <table:table-cell table:style-name="Warning" table:formula="of:=[.$B$28] *[.F55]" office:value-type="float" office:value="2.04761610789216" calcext:value-type="float">
            <text:p>2.04761610789216</text:p>
          </table:table-cell>
          <table:table-cell table:number-columns-repeated="10"/>
        </table:table-row>
        <table:table-row table:style-name="ro3">
          <table:table-cell/>
          <table:table-cell table:style-name="Warning" office:value-type="float" office:value="15" calcext:value-type="float">
            <text:p>15</text:p>
          </table:table-cell>
          <table:table-cell table:style-name="Warning" office:value-type="float" office:value="1" calcext:value-type="float">
            <text:p>1</text:p>
          </table:table-cell>
          <table:table-cell table:style-name="Warning" table:formula="of:=[.B56]*[.C56]" office:value-type="float" office:value="15" calcext:value-type="float">
            <text:p>15</text:p>
          </table:table-cell>
          <table:table-cell table:style-name="Warning" table:formula="of:=([.B56]-[.$B$29])^2 *[.C56]" office:value-type="float" office:value="62.709276844412" calcext:value-type="float">
            <text:p>62.709276844412</text:p>
          </table:table-cell>
          <table:table-cell table:style-name="Warning" table:formula="of:=(EXP(-[.$B$33]) * [.$B$33]^[.B56])/FACT([.B56])" office:value-type="float" office:value="0.00714019669610037" calcext:value-type="float">
            <text:p>0.00714019669610037</text:p>
          </table:table-cell>
          <table:table-cell table:style-name="Warning" table:formula="of:=[.$B$28] *[.F56]" office:value-type="float" office:value="1.05674911102285" calcext:value-type="float">
            <text:p>1.05674911102285</text:p>
          </table:table-cell>
          <table:table-cell table:number-columns-repeated="10"/>
        </table:table-row>
        <table:table-row table:style-name="ro3">
          <table:table-cell table:number-columns-repeated="9"/>
          <table:table-cell table:style-name="ce5" office:value-type="string" calcext:value-type="string">
            <text:p>V</text:p>
          </table:table-cell>
          <table:table-cell table:style-name="ce5"/>
          <table:table-cell table:style-name="ce5" office:value-type="string" calcext:value-type="string">
            <text:p>DF = 12-1-1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Totale</text:p>
          </table:table-cell>
          <table:table-cell table:style-name="ce2"/>
          <table:table-cell table:style-name="ce2" table:formula="of:=SUM([.C41:.C56])" office:value-type="float" office:value="148" calcext:value-type="float">
            <text:p>148</text:p>
          </table:table-cell>
          <table:table-cell table:style-name="ce2" table:formula="of:=SUM([.D41:.D56])" office:value-type="float" office:value="1048" calcext:value-type="float">
            <text:p>1048</text:p>
          </table:table-cell>
          <table:table-cell table:style-name="ce2" table:formula="of:=SUM([.E41:.E56])" office:value-type="float" office:value="1235.02702702703" calcext:value-type="float">
            <text:p>1235.02702702703</text:p>
          </table:table-cell>
          <table:table-cell table:style-name="ce2" table:formula="of:=SUM([.F41:.F56])" office:value-type="float" office:value="0.993853272166279" calcext:value-type="float">
            <text:p>0.993853272166279</text:p>
          </table:table-cell>
          <table:table-cell table:style-name="ce2" table:formula="of:=SUM([.G41:.G56])" office:value-type="float" office:value="147.090284280609" calcext:value-type="float">
            <text:p>147.090284280609</text:p>
          </table:table-cell>
          <table:table-cell table:style-name="ce2" table:formula="of:=SUM([.H41:.H56])" office:value-type="float" office:value="148" calcext:value-type="float">
            <text:p>148</text:p>
          </table:table-cell>
          <table:table-cell table:style-name="ce2" table:formula="of:=SUM([.I41:.I56])" office:value-type="float" office:value="147.090284280609" calcext:value-type="float">
            <text:p>147.090284280609</text:p>
          </table:table-cell>
          <table:table-cell table:style-name="ce2" table:formula="of:=SUM([.J41:.J56])" office:value-type="float" office:value="15.656128440252" calcext:value-type="float">
            <text:p>15.656128440252</text:p>
          </table:table-cell>
          <table:table-cell table:number-columns-repeated="7"/>
        </table:table-row>
        <table:table-row table:style-name="ro3">
          <table:table-cell table:number-columns-repeated="9"/>
          <table:table-cell office:value-type="string" calcext:value-type="string" table:number-columns-spanned="2" table:number-rows-spanned="1">
            <text:p>Tra P10 e P90</text:p>
          </table:table-cell>
          <table:covered-table-cell/>
          <table:table-cell table:number-columns-repeated="6"/>
        </table:table-row>
        <table:table-row table:style-name="ro2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8:05:52</meta:creation-date>
    <dc:date>2023-02-12T14:00:03.105584412</dc:date>
    <meta:generator>LibreOffice/7.4.5.1$Linux_X86_64 LibreOffice_project/40$Build-1</meta:generator>
    <meta:editing-duration>PT27M28S</meta:editing-duration>
    <meta:editing-cycles>2</meta:editing-cycles>
    <meta:document-statistic meta:table-count="3" meta:cell-count="888" meta:object-count="2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1.792cm" svg:height="12.092cm" xlink:href=".." xlink:type="simple" chart:class="chart:bar" chart:column-mapping="1" chart:style-name="ch1">
        <chart:title svg:x="8.425cm" svg:y="0.377cm" chart:style-name="ch2">
          <text:p>OBSERVED FREQUENCY</text:p>
        </chart:title>
        <chart:subtitle svg:x="0cm" svg:y="0cm" chart:style-name="ch3">
          <text:p/>
        </chart:subtitle>
        <chart:legend chart:legend-position="bottom" svg:x="9.727cm" svg:y="11.311cm" style:legend-expansion="custom" svg:width="1.541cm" svg:height="0.596cm" style:legend-expansion-aspect-ratio="2.58557046979866" chart:style-name="ch4"/>
        <chart:plot-area chart:style-name="ch5" table:cell-range-address="Sheet1.B4:Sheet1.D19" chart:data-source-has-labels="column" svg:x="0.435cm" svg:y="1.417cm" svg:width="20.922cm" svg:height="9.73cm">
          <chart:coordinate-region svg:x="0.854cm" svg:y="1.577cm" svg:width="20.503cm" svg:height="5.895cm"/>
          <chart:axis chart:dimension="x" chart:name="primary-x" chart:style-name="ch6" chartooo:axis-type="auto">
            <chartooo:date-scale/>
            <chart:categories table:cell-range-address="Sheet1.B4:Sheet1.C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4:Sheet1.D19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666666666666667">
                <text:p>0.666666666666667 0.677083333333333</text:p>
                <text:list>
                  <text:list-item>
                    <text:p>0.666666666666667</text:p>
                  </text:list-item>
                  <text:list-item>
                    <text:p>0.677083333333333</text:p>
                  </text:list-item>
                </text:list>
                <draw:g>
                  <svg:desc>Sheet1.B4:Sheet1.C19</svg:desc>
                </draw:g>
              </table:table-cell>
              <table:table-cell office:value-type="float" office:value="1">
                <text:p>1</text:p>
                <draw:g>
                  <svg:desc>Sheet1.D4:Sheet1.D19</svg:desc>
                </draw:g>
              </table:table-cell>
            </table:table-row>
            <table:table-row>
              <table:table-cell office:value-type="float" office:value="0.677083333333333">
                <text:p>0.677083333333333 0.6875</text:p>
                <text:list>
                  <text:list-item>
                    <text:p>0.677083333333333</text:p>
                  </text:list-item>
                  <text:list-item>
                    <text:p>0.6875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875">
                <text:p>0.6875 0.697916666666667</text:p>
                <text:list>
                  <text:list-item>
                    <text:p>0.6875</text:p>
                  </text:list-item>
                  <text:list-item>
                    <text:p>0.697916666666667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97916666666667">
                <text:p>0.697916666666667 0.708333333333333</text:p>
                <text:list>
                  <text:list-item>
                    <text:p>0.697916666666667</text:p>
                  </text:list-item>
                  <text:list-item>
                    <text:p>0.708333333333333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708333333333334">
                <text:p>0.708333333333334 0.71875</text:p>
                <text:list>
                  <text:list-item>
                    <text:p>0.708333333333334</text:p>
                  </text:list-item>
                  <text:list-item>
                    <text:p>0.71875</text:p>
                  </text:list-item>
                </text:list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71875">
                <text:p>0.71875 0.729166666666667</text:p>
                <text:list>
                  <text:list-item>
                    <text:p>0.71875</text:p>
                  </text:list-item>
                  <text:list-item>
                    <text:p>0.729166666666667</text:p>
                  </text:list-item>
                </text:list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729166666666667">
                <text:p>0.729166666666667 0.739583333333333</text:p>
                <text:list>
                  <text:list-item>
                    <text:p>0.729166666666667</text:p>
                  </text:list-item>
                  <text:list-item>
                    <text:p>0.739583333333333</text:p>
                  </text:list-item>
                </text:list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739583333333334">
                <text:p>0.739583333333334 0.75</text:p>
                <text:list>
                  <text:list-item>
                    <text:p>0.739583333333334</text:p>
                  </text:list-item>
                  <text:list-item>
                    <text:p>0.75</text:p>
                  </text:list-item>
                </text:list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0.750000000000001">
                <text:p>0.750000000000001 0.760416666666666</text:p>
                <text:list>
                  <text:list-item>
                    <text:p>0.750000000000001</text:p>
                  </text:list-item>
                  <text:list-item>
                    <text:p>0.760416666666666</text:p>
                  </text:list-item>
                </text:list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760416666666667">
                <text:p>0.760416666666667 0.770833333333333</text:p>
                <text:list>
                  <text:list-item>
                    <text:p>0.760416666666667</text:p>
                  </text:list-item>
                  <text:list-item>
                    <text:p>0.770833333333333</text:p>
                  </text:list-item>
                </text:list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770833333333334">
                <text:p>0.770833333333334 0.781249999999999</text:p>
                <text:list>
                  <text:list-item>
                    <text:p>0.770833333333334</text:p>
                  </text:list-item>
                  <text:list-item>
                    <text:p>0.781249999999999</text:p>
                  </text:list-item>
                </text:list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781250000000001">
                <text:p>0.781250000000001 0.791666666666666</text:p>
                <text:list>
                  <text:list-item>
                    <text:p>0.781250000000001</text:p>
                  </text:list-item>
                  <text:list-item>
                    <text:p>0.791666666666666</text:p>
                  </text:list-item>
                </text:list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791666666666668">
                <text:p>0.791666666666668 0.802083333333333</text:p>
                <text:list>
                  <text:list-item>
                    <text:p>0.791666666666668</text:p>
                  </text:list-item>
                  <text:list-item>
                    <text:p>0.802083333333333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802083333333335">
                <text:p>0.802083333333335 0.812499999999999</text:p>
                <text:list>
                  <text:list-item>
                    <text:p>0.802083333333335</text:p>
                  </text:list-item>
                  <text:list-item>
                    <text:p>0.812499999999999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12500000000001">
                <text:p>0.812500000000001 0.822916666666666</text:p>
                <text:list>
                  <text:list-item>
                    <text:p>0.812500000000001</text:p>
                  </text:list-item>
                  <text:list-item>
                    <text:p>0.822916666666666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22916666666668">
                <text:p>0.822916666666668 0.833333333333332</text:p>
                <text:list>
                  <text:list-item>
                    <text:p>0.822916666666668</text:p>
                  </text:list-item>
                  <text:list-item>
                    <text:p>0.833333333333332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cm" svg:height="11.086cm" xlink:href=".." xlink:type="simple" chart:class="chart:bar" chart:style-name="ch1">
        <chart:title svg:x="7.729cm" svg:y="0.357cm" chart:style-name="ch2">
          <text:p>Chart Title</text:p>
        </chart:title>
        <chart:subtitle svg:x="0cm" svg:y="0cm" chart:style-name="ch3">
          <text:p/>
        </chart:subtitle>
        <chart:legend chart:legend-position="bottom" svg:x="7.991cm" svg:y="10.566cm" style:legend-expansion="wide" chart:style-name="ch4"/>
        <chart:plot-area chart:style-name="ch5" table:cell-range-address="Sheet2.F9:Sheet2.F24" svg:x="0.354cm" svg:y="1.377cm" svg:width="16.992cm" svg:height="8.784cm">
          <chart:coordinate-region svg:x="0.773cm" svg:y="1.537cm" svg:width="16.573cm" svg:height="8.20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2.F9:Sheet2.F24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F9:Sheet2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